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9B000000DB4CA6B687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009cm" fo:margin-left="0cm" fo:margin-right="-0.012cm" table:align="margins"/>
    </style:style>
    <style:style style:name="Tableau2.A" style:family="table-column">
      <style:table-column-properties style:column-width="14.997cm" style:rel-column-width="57780*"/>
    </style:style>
    <style:style style:name="Tableau2.B" style:family="table-column">
      <style:table-column-properties style:column-width="2.013cm" style:rel-column-width="7755*"/>
    </style:style>
    <style:style style:name="Tableau2.A1" style:family="table-cell">
      <style:table-cell-properties fo:padding="0.097cm" fo:border="none"/>
    </style:style>
    <style:style style:name="Tableau5" style:family="table">
      <style:table-properties style:width="16.997cm" table:align="margins"/>
    </style:style>
    <style:style style:name="Tableau5.A" style:family="table-column">
      <style:table-column-properties style:column-width="2.813cm" style:rel-column-width="10847*"/>
    </style:style>
    <style:style style:name="Tableau5.B" style:family="table-column">
      <style:table-column-properties style:column-width="4.512cm" style:rel-column-width="17397*"/>
    </style:style>
    <style:style style:name="Tableau5.C" style:family="table-column">
      <style:table-column-properties style:column-width="3.787cm" style:rel-column-width="14601*"/>
    </style:style>
    <style:style style:name="Tableau5.D" style:family="table-column">
      <style:table-column-properties style:column-width="5.884cm" style:rel-column-width="22690*"/>
    </style:style>
    <style:style style:name="Tableau5.A1" style:family="table-cell">
      <style:table-cell-properties fo:padding="0.097cm" fo:border-left="0.002cm solid #000000" fo:border-right="none" fo:border-top="0.002cm solid #000000" fo:border-bottom="0.002cm solid #000000"/>
    </style:style>
    <style:style style:name="Tableau5.D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D2" style:family="table-cell" style:data-style-name="N0">
      <style:table-cell-properties fo:padding="0.097cm" fo:border-left="0.002cm solid #000000" fo:border-right="0.002cm solid #000000" fo:border-top="none" fo:border-bottom="0.002cm solid #000000"/>
    </style:style>
    <style:style style:name="Tableau6" style:family="table">
      <style:table-properties style:width="16.997cm" table:align="margins"/>
    </style:style>
    <style:style style:name="Tableau6.A" style:family="table-column">
      <style:table-column-properties style:column-width="2.792cm" style:rel-column-width="10766*"/>
    </style:style>
    <style:style style:name="Tableau6.B" style:family="table-column">
      <style:table-column-properties style:column-width="6.821cm" style:rel-column-width="26299*"/>
    </style:style>
    <style:style style:name="Tableau6.C" style:family="table-column">
      <style:table-column-properties style:column-width="7.384cm" style:rel-column-width="28470*"/>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0">
      <style:table-cell-properties fo:padding="0.097cm" fo:border-left="0.002cm solid #000000" fo:border-right="none" fo:border-top="none" fo:border-bottom="0.002cm solid #000000"/>
    </style:style>
    <style:style style:name="Tableau6.C2" style:family="table-cell" style:data-style-name="N0">
      <style:table-cell-properties fo:padding="0.097cm" fo:border-left="0.002cm solid #000000" fo:border-right="0.002cm solid #000000" fo:border-top="none" fo:border-bottom="0.002cm solid #000000"/>
    </style:style>
    <style:style style:name="Tableau1" style:family="table">
      <style:table-properties style:width="16.997cm" table:align="margins"/>
    </style:style>
    <style:style style:name="Tableau1.A" style:family="table-column">
      <style:table-column-properties style:column-width="7.352cm" style:rel-column-width="28346*"/>
    </style:style>
    <style:style style:name="Tableau1.B" style:family="table-column">
      <style:table-column-properties style:column-width="1.783cm" style:rel-column-width="6875*"/>
    </style:style>
    <style:style style:name="Tableau1.C" style:family="table-column">
      <style:table-column-properties style:column-width="1.921cm" style:rel-column-width="7406*"/>
    </style:style>
    <style:style style:name="Tableau1.D" style:family="table-column">
      <style:table-column-properties style:column-width="3.343cm" style:rel-column-width="12888*"/>
    </style:style>
    <style:style style:name="Tableau1.E" style:family="table-column">
      <style:table-column-properties style:column-width="2.598cm" style:rel-column-width="10020*"/>
    </style:style>
    <style:style style:name="Tableau1.A1" style:family="table-cell">
      <style:table-cell-properties fo:padding="0.097cm" fo:border-left="0.002cm solid #000000" fo:border-right="none" fo:border-top="0.002cm solid #000000" fo:border-bottom="0.002cm solid #000000"/>
    </style:style>
    <style:style style:name="Tableau1.E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Tableau3" style:family="table">
      <style:table-properties style:width="16.997cm" table:align="margins"/>
    </style:style>
    <style:style style:name="Tableau3.A" style:family="table-column">
      <style:table-column-properties style:column-width="3.12cm" style:rel-column-width="12031*"/>
    </style:style>
    <style:style style:name="Tableau3.B" style:family="table-column">
      <style:table-column-properties style:column-width="1.531cm" style:rel-column-width="5903*"/>
    </style:style>
    <style:style style:name="Tableau3.C" style:family="table-column">
      <style:table-column-properties style:column-width="2.339cm" style:rel-column-width="9018*"/>
    </style:style>
    <style:style style:name="Tableau3.D" style:family="table-column">
      <style:table-column-properties style:column-width="3.175cm" style:rel-column-width="12241*"/>
    </style:style>
    <style:style style:name="Tableau3.E" style:family="table-column">
      <style:table-column-properties style:column-width="3.425cm" style:rel-column-width="13207*"/>
    </style:style>
    <style:style style:name="Tableau3.F" style:family="table-column">
      <style:table-column-properties style:column-width="3.406cm" style:rel-column-width="13135*"/>
    </style:style>
    <style:style style:name="Tableau3.A1" style:family="table-cell">
      <style:table-cell-properties fo:padding="0.097cm" fo:border-left="0.002cm solid #000000" fo:border-right="none" fo:border-top="0.002cm solid #000000" fo:border-bottom="0.002cm solid #000000"/>
    </style:style>
    <style:style style:name="Tableau3.F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0">
      <style:table-cell-properties fo:padding="0.097cm" fo:border-left="0.002cm solid #000000" fo:border-right="none" fo:border-top="none" fo:border-bottom="0.002cm solid #000000"/>
    </style:style>
    <style:style style:name="Tableau3.F2" style:family="table-cell">
      <style:table-cell-properties fo:padding="0.097cm" fo:border-left="0.002cm solid #000000" fo:border-right="0.002cm solid #000000" fo:border-top="none" fo:border-bottom="0.002cm solid #000000"/>
    </style:style>
    <style:style style:name="Tableau4" style:family="table">
      <style:table-properties style:width="16.997cm" table:align="margins"/>
    </style:style>
    <style:style style:name="Tableau4.A" style:family="table-column">
      <style:table-column-properties style:column-width="7.352cm" style:rel-column-width="28346*"/>
    </style:style>
    <style:style style:name="Tableau4.B" style:family="table-column">
      <style:table-column-properties style:column-width="1.783cm" style:rel-column-width="6875*"/>
    </style:style>
    <style:style style:name="Tableau4.C" style:family="table-column">
      <style:table-column-properties style:column-width="1.921cm" style:rel-column-width="7406*"/>
    </style:style>
    <style:style style:name="Tableau4.D" style:family="table-column">
      <style:table-column-properties style:column-width="3.343cm" style:rel-column-width="12888*"/>
    </style:style>
    <style:style style:name="Tableau4.E" style:family="table-column">
      <style:table-column-properties style:column-width="2.598cm" style:rel-column-width="10020*"/>
    </style:style>
    <style:style style:name="Tableau4.A1" style:family="table-cell">
      <style:table-cell-properties fo:padding="0.097cm" fo:border-left="0.002cm solid #000000" fo:border-right="none" fo:border-top="0.002cm solid #000000" fo:border-bottom="0.002cm solid #000000"/>
    </style:style>
    <style:style style:name="Tableau4.E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data-style-name="N0">
      <style:table-cell-properties fo:padding="0.097cm" fo:border-left="0.002cm solid #000000" fo:border-right="none" fo:border-top="none" fo:border-bottom="0.002cm solid #000000"/>
    </style:style>
    <style:style style:name="Tableau4.E2"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3pt" fo:font-style="normal" style:font-size-asian="13pt" style:font-style-asian="normal" style:font-size-complex="13pt" style:font-style-complex="normal"/>
    </style:style>
    <style:style style:name="P3" style:family="paragraph" style:parent-style-name="Standard">
      <style:paragraph-properties fo:text-align="justify" style:justify-single-word="false"/>
      <style:text-properties fo:font-size="13pt" fo:font-style="normal" style:text-underline-style="none" style:font-size-asian="13pt" style:font-style-asian="normal" style:font-size-complex="13pt" style:font-style-complex="normal"/>
    </style:style>
    <style:style style:name="P4" style:family="paragraph" style:parent-style-name="Standard">
      <style:paragraph-properties fo:text-align="justify" style:justify-single-word="false"/>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P5" style:family="paragraph" style:parent-style-name="Standard">
      <style:text-properties fo:font-size="13pt" fo:font-style="normal" fo:font-weight="bold" style:font-size-asian="13pt" style:font-style-asian="normal" style:font-weight-asian="bold" style:font-size-complex="13pt" style:font-style-complex="normal" style:font-weight-complex="bold"/>
    </style:style>
    <style:style style:name="P6" style:family="paragraph" style:parent-style-name="Standard">
      <style:paragraph-properties fo:text-align="justify"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P7" style:family="paragraph" style:parent-style-name="Standard">
      <style:paragraph-properties fo:text-align="justify" style:justify-single-word="false"/>
      <style:text-properties fo:font-size="13pt" fo:font-style="normal" style:text-underline-style="solid" style:text-underline-width="auto" style:text-underline-color="font-color" style:font-size-asian="13pt" style:font-style-asian="normal" style:font-size-complex="13pt" style:font-style-complex="normal"/>
    </style:style>
    <style:style style:name="P8" style:family="paragraph" style:parent-style-name="Standard">
      <style:paragraph-properties fo:text-align="justify" style:justify-single-word="false"/>
      <style:text-properties fo:font-size="13pt" fo:font-style="normal" fo:font-weight="normal" style:font-size-asian="13pt" style:font-style-asian="normal" style:font-weight-asian="normal" style:font-size-complex="13pt" style:font-style-complex="normal" style:font-weight-complex="normal"/>
    </style:style>
    <style:style style:name="P9" style:family="paragraph" style:parent-style-name="Standard">
      <style:text-properties fo:font-size="13pt" fo:font-style="italic" style:font-size-asian="13pt" style:font-style-asian="italic" style:font-size-complex="13pt" style:font-style-complex="italic"/>
    </style:style>
    <style:style style:name="P10" style:family="paragraph" style:parent-style-name="Standard">
      <style:paragraph-properties fo:text-align="center" style:justify-single-word="false"/>
      <style:text-properties fo:font-size="13pt" fo:font-style="italic" style:font-size-asian="13pt" style:font-style-asian="italic" style:font-size-complex="13pt" style:font-style-complex="italic"/>
    </style:style>
    <style:style style:name="P11" style:family="paragraph" style:parent-style-name="Standard">
      <style:paragraph-properties fo:text-align="justify" style:justify-single-word="false"/>
      <style:text-properties fo:font-size="13pt" fo:font-style="italic" style:font-size-asian="13pt" style:font-style-asian="italic" style:font-size-complex="13pt" style:font-style-complex="italic"/>
    </style:style>
    <style:style style:name="P12" style:family="paragraph" style:parent-style-name="Standard">
      <style:paragraph-properties fo:text-align="justify" style:justify-single-word="false"/>
      <style:text-properties fo:font-size="13pt" fo:font-style="italic" fo:font-weight="normal" style:font-size-asian="13pt" style:font-style-asian="italic" style:font-weight-asian="normal" style:font-size-complex="13pt" style:font-style-complex="italic" style:font-weight-complex="normal"/>
    </style:style>
    <style:style style:name="P13" style:family="paragraph" style:parent-style-name="Standard">
      <style:text-properties fo:font-size="13pt" fo:font-style="italic" style:text-underline-style="none" style:font-size-asian="13pt" style:font-style-asian="italic" style:font-size-complex="13pt" style:font-style-complex="italic"/>
    </style:style>
    <style:style style:name="P14" style:family="paragraph" style:parent-style-name="Standard">
      <style:paragraph-properties fo:text-align="justify" style:justify-single-word="false"/>
      <style:text-properties fo:font-size="13pt" fo:font-style="italic" style:text-underline-style="none" style:font-size-asian="13pt" style:font-style-asian="italic" style:font-size-complex="13pt" style:font-style-complex="italic"/>
    </style:style>
    <style:style style:name="P15" style:family="paragraph" style:parent-style-name="Standard">
      <style:text-properties fo:font-size="13pt" style:font-size-asian="13pt" style:font-size-complex="13pt"/>
    </style:style>
    <style:style style:name="P16" style:family="paragraph" style:parent-style-name="Standard">
      <style:paragraph-properties fo:text-align="center" style:justify-single-word="false"/>
      <style:text-properties fo:font-size="13pt" style:font-size-asian="13pt" style:font-size-complex="13pt"/>
    </style:style>
    <style:style style:name="P17" style:family="paragraph" style:parent-style-name="Standard">
      <style:paragraph-properties fo:text-align="justify" style:justify-single-word="false"/>
      <style:text-properties fo:font-size="13pt" style:font-size-asian="13pt" style:font-size-complex="13pt"/>
    </style:style>
    <style:style style:name="P18"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9" style:family="paragraph" style:parent-style-name="Standard">
      <style:paragraph-properties fo:text-align="justify" style:justify-single-word="false"/>
      <style:text-properties fo:font-size="13pt" fo:font-weight="bold" style:font-size-asian="13pt" style:font-weight-asian="bold" style:font-size-complex="13pt" style:font-weight-complex="bold"/>
    </style:style>
    <style:style style:name="P20"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21" style:family="paragraph" style:parent-style-name="Standard">
      <style:paragraph-properties fo:text-align="justify" style:justify-single-word="false"/>
      <style:text-properties fo:font-size="13pt" fo:font-weight="normal" style:font-size-asian="13pt" style:font-weight-asian="normal" style:font-size-complex="13pt" style:font-weight-complex="normal"/>
    </style:style>
    <style:style style:name="P22" style:family="paragraph" style:parent-style-name="Standard">
      <style:paragraph-properties fo:text-align="center" style:justify-single-word="false"/>
      <style:text-properties fo:font-size="13pt" fo:font-weight="normal" style:font-size-asian="13pt" style:font-weight-asian="normal" style:font-size-complex="13pt" style:font-weight-complex="normal"/>
    </style:style>
    <style:style style:name="P23"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P24" style:family="paragraph" style:parent-style-name="Standard">
      <style:paragraph-properties fo:text-align="justify" style:justify-single-word="false"/>
      <style:text-properties fo:font-size="13pt" style:text-underline-style="none" style:font-size-asian="13pt" style:font-size-complex="13pt"/>
    </style:style>
    <style:style style:name="P25" style:family="paragraph" style:parent-style-name="Standard">
      <style:paragraph-properties fo:text-align="justify" style:justify-single-word="false"/>
      <style:text-properties fo:font-size="13pt" style:text-underline-style="none" fo:font-weight="bold" style:font-size-asian="13pt" style:font-weight-asian="bold" style:font-size-complex="13pt" style:font-weight-complex="bold"/>
    </style:style>
    <style:style style:name="P26" style:family="paragraph" style:parent-style-name="Standard">
      <style:paragraph-properties fo:text-align="justify" style:justify-single-word="false"/>
      <style:text-properties fo:font-size="13pt" style:text-underline-style="solid" style:text-underline-width="auto" style:text-underline-color="font-color" style:font-size-asian="13pt" style:font-size-complex="13pt"/>
    </style:style>
    <style:style style:name="P27" style:family="paragraph" style:parent-style-name="Standard">
      <style:paragraph-properties fo:text-align="justify" style:justify-single-word="false"/>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28" style:family="paragraph" style:parent-style-name="Standard">
      <style:paragraph-properties fo:text-align="center" style:justify-single-word="false"/>
      <style:text-properties fo:font-size="20pt" fo:font-style="normal" style:font-size-asian="20pt" style:font-style-asian="normal" style:font-size-complex="20pt" style:font-style-complex="normal"/>
    </style:style>
    <style:style style:name="P29"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30"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32" style:family="paragraph" style:parent-style-name="Standard">
      <style:paragraph-properties fo:text-align="justify"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33" style:family="paragraph" style:parent-style-name="Standard">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4" style:family="paragraph" style:parent-style-name="Standard">
      <style:paragraph-properties fo:text-align="center" style:justify-single-word="false"/>
      <style:text-properties style:font-name="Morpheus" fo:font-size="80pt" fo:font-style="normal" style:font-size-asian="80pt" style:font-style-asian="normal" style:font-size-complex="80pt" style:font-style-complex="normal"/>
    </style:style>
    <style:style style:name="P35" style:family="paragraph" style:parent-style-name="Table_20_Contents">
      <style:paragraph-properties fo:text-align="center" style:justify-single-word="false"/>
      <style:text-properties fo:font-size="12pt" style:font-size-asian="12pt" style:font-size-complex="12pt"/>
    </style:style>
    <style:style style:name="P36"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7"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8" style:family="paragraph" style:parent-style-name="Table_20_Contents">
      <style:paragraph-properties fo:text-align="center" style:justify-single-word="false"/>
      <style:text-properties fo:font-size="13pt" style:font-size-asian="13pt" style:font-size-complex="13pt"/>
    </style:style>
    <style:style style:name="P39" style:family="paragraph" style:parent-style-name="Standard">
      <style:paragraph-properties fo:text-align="justify" style:justify-single-word="false"/>
      <style:text-properties fo:font-size="13pt" style:font-size-asian="13pt" style:font-size-complex="13pt"/>
    </style:style>
    <style:style style:name="P40" style:family="paragraph" style:parent-style-name="Standard">
      <style:paragraph-properties fo:text-align="center" style:justify-single-word="false"/>
      <style:text-properties fo:font-size="13pt" style:font-size-asian="13pt" style:font-size-complex="13pt"/>
    </style:style>
    <style:style style:name="P41" style:family="paragraph" style:parent-style-name="Standard">
      <style:paragraph-properties fo:text-align="justify" style:justify-single-word="false"/>
      <style:text-properties fo:font-size="13pt" style:text-underline-style="none" style:font-size-asian="13pt" style:font-size-complex="13pt"/>
    </style:style>
    <style:style style:name="P42" style:family="paragraph" style:parent-style-name="Standard">
      <style:paragraph-properties fo:text-align="justify" style:justify-single-word="false"/>
      <style:text-properties fo:font-size="13pt" fo:font-style="italic" style:font-size-asian="13pt" style:font-style-asian="italic" style:font-size-complex="13pt" style:font-style-complex="italic"/>
    </style:style>
    <style:style style:name="P43" style:family="paragraph" style:parent-style-name="Standard">
      <style:paragraph-properties fo:text-align="justify" style:justify-single-word="false"/>
      <style:text-properties fo:font-size="13pt" fo:font-weight="normal" style:font-size-asian="13pt" style:font-weight-asian="normal" style:font-size-complex="13pt" style:font-weight-complex="normal"/>
    </style:style>
    <style:style style:name="P44" style:family="paragraph" style:parent-style-name="Standard">
      <style:paragraph-properties fo:text-align="justify"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P45" style:family="paragraph" style:parent-style-name="Standard">
      <style:paragraph-properties fo:text-align="justify" style:justify-single-word="false"/>
      <style:text-properties fo:font-size="13pt" style:text-underline-style="solid" style:text-underline-width="auto" style:text-underline-color="font-color" style:font-size-asian="13pt" style:font-size-complex="13pt"/>
    </style:style>
    <style:style style:name="P46" style:family="paragraph" style:parent-style-name="Standard">
      <style:paragraph-properties fo:text-align="justify"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47"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8" style:family="paragraph" style:parent-style-name="Table_20_Contents">
      <style:paragraph-properties fo:text-align="center" style:justify-single-word="false"/>
      <style:text-properties fo:font-size="12pt" style:font-size-asian="12pt" style:font-size-complex="12pt"/>
    </style:style>
    <style:style style:name="P49"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underline-style="none"/>
    </style:style>
    <style:style style:name="T7" style:family="text">
      <style:text-properties style:text-underline-style="none" fo:font-weight="bold" style:font-weight-asian="bold" style:font-weight-complex="bold"/>
    </style:style>
    <style:style style:name="T8" style:family="text">
      <style:text-properties style:text-underline-style="none" fo:font-weight="normal" style:font-weight-asian="normal" style:font-weight-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font-style="normal" style:text-underline-style="none" fo:font-weight="bold" style:font-style-asian="normal" style:font-weight-asian="bold" style:font-style-complex="normal" style:font-weight-complex="bold"/>
    </style:style>
    <style:style style:name="T11" style:family="text">
      <style:text-properties fo:font-style="normal" style:text-underline-style="none" style:font-style-asian="normal" style:font-style-complex="normal"/>
    </style:style>
    <style:style style:name="T12" style:family="text">
      <style:text-properties fo:font-variant="normal" fo:text-transform="none" fo:color="#000000" style:text-line-through-style="none" fo:font-style="normal" style:text-underline-style="none" style:text-blinking="false" fo:background-color="transparent"/>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34">LE MONDE</text:p>
      <text:p text:style-name="P34">D'ARLÉNOR</text:p>
      <text:p text:style-name="P2"/>
      <text:p text:style-name="P2"/>
      <text:p text:style-name="P2"/>
      <text:p text:style-name="P2"/>
      <text:p text:style-name="P2"/>
      <text:p text:style-name="P28">Manuel du Joueur</text:p>
      <text:p text:style-name="P28">(création personnage, règles du jeu, ...)</text:p>
      <text:p text:style-name="P2"/>
      <text:p text:style-name="P28">par Spefire</text:p>
      <text:p text:style-name="P2"/>
      <text:p text:style-name="P2"/>
      <text:p text:style-name="P2"/>
      <text:p text:style-name="P2"/>
      <text:p text:style-name="P10"/>
      <text:p text:style-name="P10"/>
      <text:p text:style-name="P10"/>
      <text:p text:style-name="P10"/>
      <text:p text:style-name="P10">Le <text:span text:style-name="T4">Monde d'Arlénor</text:span> a été créé pour pouvoir être libre dans la création de scénario mais surtout, de personnages. Grâce aux différents climats, et aux diverses populations présentes dans ce jeu, chaque personnage peut avoir un rôle important dans ce monde.</text:p>
      <text:p text:style-name="P10"><text:tab/>Pour les joueurs, il faut savoir qu'ici, il n'y a pas de classe définie ! Laissez juste exprimer votre imagination ! Et n'hésitez surtout pas à demander des conseils, à votre Maître du Jeu. Bonne découverte !!!</text:p>
      <text:p text:style-name="P10"/>
      <text:p text:style-name="P10"/>
      <text:p text:style-name="P10"><text:soft-page-break/></text:p>
      <text:p text:style-name="P2">SOMMAIRE</text:p>
      <text:p text:style-name="P16"/>
      <table:table table:name="Tableau2" table:style-name="Tableau2">
        <table:table-column table:style-name="Tableau2.A"/>
        <table:table-column table:style-name="Tableau2.B"/>
        <table:table-row>
          <table:table-cell table:style-name="Tableau2.A1" office:value-type="string">
            <text:p text:style-name="P30">I - CREER UN PERSONNAGE</text:p>
            <text:p text:style-name="P30"/>
            <text:p text:style-name="P31">A - Le héros.......................................................................................................................</text:p>
            <text:p text:style-name="P31">B - Les caractéristiques...................................................................................................</text:p>
            <text:p text:style-name="P32"><text:s text:c="5"/>1) Vigueur.....................................................................................................................</text:p>
            <text:p text:style-name="P32"><text:s text:c="5"/>2) Habilité.....................................................................................................................</text:p>
            <text:p text:style-name="P32"><text:s text:c="5"/>3) Intellect.....................................................................................................................</text:p>
            <text:p text:style-name="P32"><text:s text:c="5"/>4) Présence...................................................................................................................</text:p>
            <text:p text:style-name="P31"><text:span text:style-name="T3"><text:s text:c="5"/>5) Pouvoir.....................................................................................................................</text:span></text:p>
            <text:p text:style-name="P31">C - Les valeurs dérivées...................................................................................................</text:p>
            <text:p text:style-name="P32"><text:s text:c="5"/>1) Santé.........................................................................................................................</text:p>
            <text:p text:style-name="P32"><text:s text:c="5"/>2) Énergie vitale...........................................................................................................</text:p>
            <text:p text:style-name="P31">D - Les races.....................................................................................................................</text:p>
            <text:p text:style-name="P31">E - Les compétences.........................................................................................................</text:p>
            <text:p text:style-name="P32"><text:s text:c="5"/>1) Fonctionnement des points.......................................................................................</text:p>
            <text:p text:style-name="P32"><text:s text:c="5"/>2) Modèle de présentation............................................................................................</text:p>
            <text:p text:style-name="P32"><text:s text:c="5"/>3) Compétences principales.........................................................................................</text:p>
            <text:p text:style-name="P32"><text:s text:c="5"/>4) Compétences liées aux cristaux...............................................................................</text:p>
            <text:p text:style-name="P31">F - Les finitions................................................................................................................</text:p>
            <text:p text:style-name="P30"/>
            <text:p text:style-name="P30">II – LE SYSTEME ET SES REGLES</text:p>
            <text:p text:style-name="P30"/>
            <text:p text:style-name="P29">A – La base du système....................................................................................................</text:p>
            <text:p text:style-name="P33"><text:s text:c="5"/>1) Tests des compétences..............................................................................................</text:p>
            <text:p text:style-name="P33"><text:s text:c="5"/>2) Difficultés.................................................................................................................</text:p>
            <text:p text:style-name="P33"><text:s text:c="5"/>3) Bonus et malus.........................................................................................................</text:p>
            <text:p text:style-name="P33"><text:s text:c="5"/>4) Subtilités...................................................................................................................</text:p>
            <text:p text:style-name="P29">B – Les tests particuliers.................................................................................................</text:p>
            <text:p text:style-name="P33"><text:s text:c="5"/>1) Tests innés................................................................................................................</text:p>
            <text:p text:style-name="P33"><text:s text:c="5"/>2) Tests opposés............................................................................................................</text:p>
            <text:p text:style-name="P33"><text:s text:c="5"/>3) Tests étendus.............................................................................................................</text:p>
            <text:p text:style-name="P29">C – Le combat..................................................................................................................</text:p>
            <text:p text:style-name="P33"><text:s text:c="5"/>1) Initiative...................................................................................................................</text:p>
            <text:p text:style-name="P33"><text:s text:c="5"/>2) Actions disponibles..................................................................................................</text:p>
            <text:p text:style-name="P33"><text:s text:c="5"/>3) Armes et Armures.....................................................................................................</text:p>
            <text:p text:style-name="P33"><text:s text:c="5"/>4) Expérience................................................................................................................</text:p>
            <text:p text:style-name="P30"/>
            <text:p text:style-name="P30">ANNEXES – LA LISTE DES CRISTAUX</text:p>
            <text:p text:style-name="P30"/>
            <text:p text:style-name="P31">A - Des cristaux élémentaires..........................................................................................</text:p>
            <text:p text:style-name="P31">B - Des cristaux d'invocation..........................................................................................</text:p>
            <text:p text:style-name="P31">C - Des cristaux mentaux................................................................................................</text:p>
            <text:p text:style-name="P31">D - Des cristaux de transformation sur soi....................................................................</text:p>
            <text:p text:style-name="P31">E - Des cristaux spatio-temporels...................................................................................</text:p>
            <text:p text:style-name="P31">F - Des cristaux spéciaux.................................................................................................</text:p>
          </table:table-cell>
          <table:table-cell table:style-name="Tableau2.A1" office:value-type="string">
            <text:p text:style-name="P35"/>
            <text:p text:style-name="P35"/>
            <text:p text:style-name="P36">3</text:p>
            <text:p text:style-name="P36">3</text:p>
            <text:p text:style-name="P35">3</text:p>
            <text:p text:style-name="P35">4</text:p>
            <text:p text:style-name="P35">4</text:p>
            <text:p text:style-name="P35">4</text:p>
            <text:p text:style-name="P35">4</text:p>
            <text:p text:style-name="P36">5</text:p>
            <text:p text:style-name="P35">5</text:p>
            <text:p text:style-name="P35">6</text:p>
            <text:p text:style-name="P36">7</text:p>
            <text:p text:style-name="P36">10</text:p>
            <text:p text:style-name="P35">10</text:p>
            <text:p text:style-name="P35">11</text:p>
            <text:p text:style-name="P35">11</text:p>
            <text:p text:style-name="P35">16</text:p>
            <text:p text:style-name="P36">18</text:p>
            <text:p text:style-name="P36"/>
            <text:p text:style-name="P37"/>
            <text:p text:style-name="P36"/>
            <text:p text:style-name="P36">19</text:p>
            <text:p text:style-name="P37">19</text:p>
            <text:p text:style-name="P37">19</text:p>
            <text:p text:style-name="P37">20</text:p>
            <text:p text:style-name="P37">20</text:p>
            <text:p text:style-name="P36">21</text:p>
            <text:p text:style-name="P35">21</text:p>
            <text:p text:style-name="P35">21</text:p>
            <text:p text:style-name="P35">21</text:p>
            <text:p text:style-name="P36">22</text:p>
            <text:p text:style-name="P35">22</text:p>
            <text:p text:style-name="P35">22</text:p>
            <text:p text:style-name="P35">23</text:p>
            <text:p text:style-name="P35">25</text:p>
            <text:p text:style-name="P35"/>
            <text:p text:style-name="P37"/>
            <text:p text:style-name="P37"/>
            <text:p text:style-name="P36">26</text:p>
            <text:p text:style-name="P36">28</text:p>
            <text:p text:style-name="P36">29</text:p>
            <text:p text:style-name="P36">31</text:p>
            <text:p text:style-name="P36">36</text:p>
            <text:p text:style-name="P36">38</text:p>
          </table:table-cell>
        </table:table-row>
      </table:table>
      <text:p text:style-name="P16"/>
      <text:p text:style-name="P16"/>
      <text:p text:style-name="P16"><text:soft-page-break/></text:p>
      <text:p text:style-name="P16">I - CREER UN PERSONNAGE</text:p>
      <text:p text:style-name="P15"/>
      <text:p text:style-name="P15"/>
      <text:p text:style-name="P5">A - <text:s/>Le héros</text:p>
      <text:p text:style-name="P9"/>
      <text:p text:style-name="P17"><text:tab/>Un personnage est défini par deux séries de chiffres : ses <text:span text:style-name="T4">caractéristiques</text:span> et ses <text:span text:style-name="T4">compétences</text:span>. Les caractéristiques définissent ce qu’est le personnage, et les compétences ce qu’il sait. Votre personnage sera plus ou moins fort, plus ou moins intelligent, plus ou moins adroit. Et c’est vous qui choisirez si, au cours de sa vie, il a appris à se battre ou s'il a préféré se tourner vers l'érudition, la médecine...</text:p>
      <text:p text:style-name="P17"><text:tab/></text:p>
      <text:p text:style-name="P17"><text:tab/>Demandez au meneur de jeu quel "genre de héros" serait à l'aise dans l'histoire qu'il va vous faire jouer. Cela vous donnera une idée des personnages dont il a besoin. Après, vous êtes libres de faire ce que vous voulez, mais demandez toujours au meneur si votre personnage a la logique d'être dans le Monde d'Arlénor.</text:p>
      <text:p text:style-name="P15"/>
      <text:p text:style-name="P15"/>
      <text:p text:style-name="P6">B - Les caractéristiques</text:p>
      <text:p text:style-name="P17"/>
      <text:p text:style-name="P17"><text:tab/>Toute personne est dotée de capacités de base qui lui sont inhérentes et qu’il peut utiliser de bien des manières. Ces aptitudes naturelles sont définies par <text:span text:style-name="T4">cinq caractéristiques</text:span> distinctes, chacune évaluée su<text:span text:style-name="T5">r une échelle allant de 1 à 5.</text:span></text:p>
      <text:p text:style-name="P17"><text:tab/>Un score de 1 dans une caractéristique indique une vraie faiblesse dans le domaine concerné, tandis qu’un 2 place le personnage dans la moyenne, ni plus ni moins. A partir de 3, la personne dispose d’une facilité particulière dans la caractéristique concernée, et un 4 indique des facultés exceptionnelles. Enfin, un score de 5 représente le maximum des capacités : seuls quelques très rares individus atteignent ce score.</text:p>
      <text:p text:style-name="P17"/>
      <text:p text:style-name="P17"><text:tab/>Note : A la création de votre personnage, <text:span text:style-name="T4">chaque caractéristique est déjà à 1 et ne peut dépasser 5</text:span>. Vous pouvez ensuite répartir <text:span text:style-name="T4">9 points supplémentaires</text:span>, pour un total donc de 14 points.</text:p>
      <text:p text:style-name="P17"/>
      <text:p text:style-name="P17"/>
      <text:p text:style-name="P14">1) Vigueur</text:p>
      <text:p text:style-name="P7"/>
      <text:p text:style-name="P17"><text:tab/>Mélange de résistance physique et de puissance brute, la <text:span text:style-name="T4">Vigueur</text:span> évalue la forme physique de votre personnage. Cette caractéristique est importante pour les personnages combattants, les sportifs et tous ceux qui aiment se sortir de situations dangereuses.</text:p>
      <text:p text:style-name="P17"/>
      <text:p text:style-name="P21">1 : Fragile. Force et endurance limitées, vous vous fatiguez vite.</text:p>
      <text:p text:style-name="P21">2 : Moyen. Vous n’avez de problèmes qu’avec des tours de force inhabituels.</text:p>
      <text:p text:style-name="P17"><text:span text:style-name="T5">3 : Costaud. Vou</text:span>s fatiguez rarement et réalisez des tours de force.</text:p>
      <text:p text:style-name="P17">4 : Fort comme un bœuf. Peu de choses ou de personnes peuvent vous résister.</text:p>
      <text:p text:style-name="P17">5 : Herculéen. Vous résistez à tout et rivalisez de puissance avec les ours.</text:p>
      <text:p text:style-name="P24"/>
      <text:p text:style-name="P24"/>
      <text:p text:style-name="P24"><text:soft-page-break/></text:p>
      <text:p text:style-name="P14">2) Habileté</text:p>
      <text:p text:style-name="P3"/>
      <text:p text:style-name="P3"><text:tab/>L’<text:span text:style-name="T4">Habileté</text:span> représente la capacité du personnage à s’acquitter de tâches de précision, sa finesse, sa dextérité, son talent pour viser ainsi que sa rapidité de réaction. C’est une aptitude inestimable pour les artisans, les voleurs, les danseurs et les tireurs de tout calibre.</text:p>
      <text:p text:style-name="P3"/>
      <text:p text:style-name="P3">1 : Maladroit. Vous êtes un véritable éléphant dans un magasin de porcelaine.</text:p>
      <text:p text:style-name="P3">2 : Moyen. Au moins, vous ne provoquez que rarement des catastrophes.</text:p>
      <text:p text:style-name="P3">3 : Agile. Vous êtes doué de vos mains, et votre agilité vous sert dans bien des situations.</text:p>
      <text:p text:style-name="P3">4 : Félin. Vos réflexes et votre souplesse tiennent davantage de l’animal que de l’humain.</text:p>
      <text:p text:style-name="P3">5 : Gracieux. Vos mouvements sont tellement fluides qu’ils semblent irréels. </text:p>
      <text:p text:style-name="P24"/>
      <text:p text:style-name="P24"/>
      <text:p text:style-name="P11">3) Intellect</text:p>
      <text:p text:style-name="P17"/>
      <text:p text:style-name="P17"><text:tab/>Les capacités intellectuelles de votre personnage, sa capacité à analyser, retenir les informations et les réutiliser en temps utile. L'<text:span text:style-name="T4">Intellect</text:span> est utile aux tacticiens, aux érudits, aux scientifiques et aux enquêteurs.</text:p>
      <text:p text:style-name="P17"/>
      <text:p text:style-name="P17">1 : Simplet. Vous comprenez l’essentiel, mais toutes les subtilités vous échappent.</text:p>
      <text:p text:style-name="P17">2 : Moyen. Vous ne faites pas de miracles, mais vous vous en sortez honorablement.</text:p>
      <text:p text:style-name="P17">3 : Vif. Vous comprenez vite, analysez de manière pertinente et savez vous adapter.</text:p>
      <text:p text:style-name="P17">4 : Brillant. Vous comprenez rapidement ce que certains mettent des années à apprendre.</text:p>
      <text:p text:style-name="P17">5 : Génie. Vous maniez facilement des notions que la majorité des gens sont incapables d’appréhender. </text:p>
      <text:p text:style-name="P17"/>
      <text:p text:style-name="P17"/>
      <text:p text:style-name="P11">4) Présence</text:p>
      <text:p text:style-name="P17"/>
      <text:p text:style-name="P17"><text:tab/>La capacité à s’imposer aux autres, à leur inspirer de la confiance, du respect ou de la crainte, ainsi qu’à les manipuler. La <text:span text:style-name="T4">Présence</text:span> comprend bien plus que la beauté physique, et est l’atout principal des dirigeants, des séducteurs et de tous les menteurs invétérés.</text:p>
      <text:p text:style-name="P17"/>
      <text:p text:style-name="P17">1 : Fade. Vous n’inspirez pas les autres et semblez parfois transparent à leurs yeux.</text:p>
      <text:p text:style-name="P17">2 : Moyen. Vous vous faites des amis, comme tout le monde.</text:p>
      <text:p text:style-name="P17">3 : Intéressant. Vous ne laissez pas les gens indifférents, et beaucoup vous apprécient.</text:p>
      <text:p text:style-name="P17">4 : Captivant. Leader-né, votre personnalité attire les autres à vous.</text:p>
      <text:p text:style-name="P17">5 : Fascinant. Vous pourriez amener n’importe qui à faire n’importe quoi pour vous. </text:p>
      <text:p text:style-name="P17"/>
      <text:p text:style-name="P17"/>
      <text:p text:style-name="P11">5) Pouvoir</text:p>
      <text:p text:style-name="P17"/>
      <text:p text:style-name="P17"><text:tab/>Le <text:span text:style-name="T4">Pouvoir</text:span> est la caractéristique déterminant le niveau de facilité à utiliser la magie des cristaux du Monde d'Arlénor. Les mages, sorciers ont généralement un bon niveau dans cette caractéristique.</text:p>
      <text:p text:style-name="P17"/>
      <text:p text:style-name="P17"><text:soft-page-break/></text:p>
      <text:p text:style-name="P5">C - Les valeurs dérivées</text:p>
      <text:p text:style-name="P15"/>
      <text:p text:style-name="P9">1) Santé</text:p>
      <text:p text:style-name="P15"/>
      <text:p text:style-name="P17"><text:tab/>La <text:span text:style-name="T4">Santé</text:span> d’un personnage détermine sa résistance aux coups et aux événements qui pourraient le blesser. Lorsque les blessures s’accumulent, il s’affaiblit petit à petit. Cette section traite de la perte de Santé et des moyens de la récupérer.</text:p>
      <text:p text:style-name="P17"><text:tab/>Un personnage dispose d’un nombre de <text:span text:style-name="T4">points de Santé égal à 10 + 3 fois son score de Vigueur</text:span>. Si sa Vigueur augmente au cours du jeu, son nombre de points de Santé augmente en conséquence.</text:p>
      <text:p text:style-name="P17"/>
      <text:p text:style-name="P17"><text:tab/><text:span text:style-name="T1">Les dégâts temporaires</text:span></text:p>
      <text:p text:style-name="P17">Ce sont les dégâts qui n’ont que peu de chances d’être mortelles pour le personnage. Un coup de poing dans l’estomac, de la fatigue très prononcée ou le fait de trébucher et de s’étaler de tout son long sont des exemples de sources de dégâts temporaires. Le nombre de points de dégâts de ce type est noté à côté du total de Santé actuel du personnage.</text:p>
      <text:p text:style-name="P17"><text:span text:style-name="T4">Ces dégâts ne sont pas un problème tant que leur nombre est inférieur au total de Santé actuel.</text:span> Mais dès qu’un personnage a subi autant de dégâts temporaires qu’il a de Santé, il sombre dans l’inconscience. Il est ainsi possible de tuer quelqu’un avec de tels dégâts, à force d’acharnement.</text:p>
      <text:p text:style-name="P17"/>
      <text:p text:style-name="P17"><text:tab/><text:span text:style-name="T1">Les dégâts létaux</text:span></text:p>
      <text:p text:style-name="P17">Les dégâts létaux sont causés par toute source de dégâts grave ne guérissant pas rapidement. <text:span text:style-name="T4">Ces dégâts font diminuer directement votre Santé.</text:span> Lorsque votre Santé passe en-dessous de 10 points, vous subissez un malus de -2 à toutes vos actions et à votre score de Défense. Lorsqu’elle passe en-dessous de 5 points, les choses s’aggravent et le malus passe à -4.</text:p>
      <text:p text:style-name="P17"/>
      <text:p text:style-name="P26"><text:span text:style-name="T6"><text:tab/></text:span>Les dégâts critiques</text:p>
      <text:p text:style-name="P17"><text:span text:style-name="T4">La Santé d’un personnage peut descendre en-dessous de 0</text:span>, mais dans ce cas les choses sont très mal parties pour lui. Le malus à ses actions et à sa Défense passe à -6 et la vitesse à laquelle il se déplace est réduite de moitié.</text:p>
      <text:p text:style-name="P17">Qui plus est, chaque fois qu’il subit des dégâts, il doit effectuer un test inné de Vigueur dont la Difficulté est égale au nombre de points de Santé négatifs accumulés jusqu’ici. Si ce test est réussi, le personnage parvient à survivre au prix d’une blessure à la discrétion du MJ (membre cassé, organe important atteint). S’il est manqué, c’est la fin. Le personnage meurt sur le coup ou agonise, mais rien ne permet plus de le sauver.</text:p>
      <text:p text:style-name="P17"/>
      <text:p text:style-name="P17"><text:tab/><text:span text:style-name="T1">Récupération</text:span></text:p>
      <text:p text:style-name="P17">La perte de Santé n’est pas irrémédiable, et chaque type de dégât peut se soigner.</text:p>
      <text:p text:style-name="P17"><text:span text:style-name="T4">Les dégâts temporaires disparaissent au rythme d’un par tranche de 30 minutes écoulées et les dégâts létaux disparaissent seuls au rythme d’un point de Santé par jour</text:span> tant que le personnage n’a pas subi de dégât critique. Un test de Médecine réussi (Difficulté 12) permet d’accélérer cette guérison et de regagner deux points de Santé par jour, à condition d’avoir une activité modérée.</text:p>
      <text:p text:style-name="P17"/>
      <text:p text:style-name="P17"/>
      <text:p text:style-name="P17"><text:soft-page-break/></text:p>
      <text:p text:style-name="P17">Les dégâts critiques sont plus ennuyeux. Ils ne guérissent pas seuls, et empêchent la guérison des autres dégâts létaux. Ces dégâts peuvent être soignés par un test de Médecine réussi (Difficulté 11 + nombre de points de Santé en négatif du personnage au moment du test) mais seulement au rythme d’un par jour. Une fois ces dégâts critiques soignés, le rythme de guérison des dégâts létaux reprend. Si en revanche aucun soin n’est apporté, les blessures s’aggravent au rythme d’un point de dégât létal supplémentaire par jour.</text:p>
      <text:p text:style-name="P17">La blessure handicapante accompagnant les dégâts critiques peut au gré du MJ mettre plus de temps à guérir (ainsi, une fracture mettra quelques semaines à guérir même avec des soins).</text:p>
      <text:p text:style-name="P17"/>
      <text:p text:style-name="P17"><text:tab/><text:span text:style-name="T1">Source de dommages (maladie)</text:span></text:p>
      <text:p text:style-name="P17">Les maladies impliquent un test de Vigueur pour éviter de les contracter (Difficulté 7 pour des virus communs, jusqu’à 20 pour des maladies rarissimes). Une fois contractée, la maladie affaiblit les caractéristiques du personnage, et il faut un test étendu de Vigueur contre la Difficulté de la maladie pour s’en débarrasser (Objectif 10 et plus). Le test de Vigueur peut être remplacé, le cas échéant, par un test de Médecine d’une Difficulté de 5 points supérieure. Un seul test est effectué par jour.</text:p>
      <text:p text:style-name="P17">Note : Ces règles peuvent aussi servir pour les poisons. Certaines maladies ne se contentent pas de diminuer une fois les caractéristiques du personnage, mais les font chuter chaque fois que le test de Vigueur de ce dernier est un échec. Celles-ci peuvent être fatales.</text:p>
      <text:p text:style-name="P17"/>
      <text:p text:style-name="P17"><text:tab/><text:span text:style-name="T1">Source de dommages (chutes)</text:span></text:p>
      <text:p text:style-name="P17">Les chutes infligent 1D6 de dégâts temporaires tous les 2m de chute, sans égard pour la Défense du personnage, jusqu’à un maximum de 15D6 dégâts (30 mètres et plus). Ainsi, un personnage chutant de 20m de haut subira 10D6 points de dégâts, et un excès de dégâts temporaires les transforme en dégâts létaux.</text:p>
      <text:p text:style-name="P17"/>
      <text:p text:style-name="P17"><text:tab/><text:span text:style-name="T1">Autres sources de dommages</text:span></text:p>
      <text:p text:style-name="P17">Le feu, l’électrocution ou une collision violente (objet qui tombe sur les personnages ou véhicule les percutant de face) fonctionnent sur le même principe mais infligent des dégâts létaux. Un feu de camp pourra infliger 1D3 dégâts létaux, tandis qu’une fournaise pourra en infliger 3D6 par tour à tout personnage pris à l’intérieur.</text:p>
      <text:p text:style-name="P17"/>
      <text:p text:style-name="P17">Note : Dans les cas extrêmes, certaines attaques n’ont pas besoin d’en passer par la Santé ou les tests quelconques. Un personnage armé d’une épée qui veut tuer un adversaire ligoté y parviendra directement, de même qu’un autre qui sera sous le point de chute d’un tir de catapulte n’a aucune chance de s’en tirer. Faites preuve de logique.</text:p>
      <text:p text:style-name="P15"/>
      <text:p text:style-name="P15"/>
      <text:p text:style-name="P11">2) Énergie vitale</text:p>
      <text:p text:style-name="P17"/>
      <text:p text:style-name="P17"><text:tab/>Dans le Monde d'Arlénor, la quasi-totalité des personnes (dont les héros), utilisent des cristaux dans leur vie quotidienne. En étant à leur contact, ces cristaux permettent d'utiliser certains pouvoirs, très souvent en échange d’énergie vitale.</text:p>
      <text:p text:style-name="P17"/>
      <text:p text:style-name="P17"/>
      <text:p text:style-name="P12"><text:soft-page-break/></text:p>
      <text:p text:style-name="P17"><text:span text:style-name="T3"><text:tab/></text:span>Faire appel au pouvoir d'un cristal est une action rapide. Il suffit que le personnage le désire, et l'utilisation du pouvoir est alors immédiat. Néanmoins, ce n’est pas sans coût ni sans échec possible : pour activer le pouvoir d’une cristal, le personnage doit puiser dans son énergie vitale, et essayer de contrôler ce pouvoir pour obtenir l'effet voulu.</text:p>
      <text:p text:style-name="P17"/>
      <text:p text:style-name="P17"/>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8">Rang</text:p>
          </table:table-cell>
          <table:table-cell table:style-name="Tableau5.A1" office:value-type="string">
            <text:p text:style-name="P18">Rareté</text:p>
          </table:table-cell>
          <table:table-cell table:style-name="Tableau5.A1" office:value-type="string">
            <text:p text:style-name="P18">Puissance</text:p>
          </table:table-cell>
          <table:table-cell table:style-name="Tableau5.D1" office:value-type="string">
            <text:p text:style-name="P18">Coût en Énergie vitale</text:p>
          </table:table-cell>
        </table:table-row>
        <table:table-row>
          <table:table-cell table:style-name="Tableau5.A2" office:value-type="string">
            <text:p text:style-name="P16">S</text:p>
          </table:table-cell>
          <table:table-cell table:style-name="Tableau5.A2" office:value-type="string">
            <text:p text:style-name="P38">Unique</text:p>
          </table:table-cell>
          <table:table-cell table:style-name="Tableau5.A2" office:value-type="string">
            <text:p text:style-name="P38">Extrême</text:p>
          </table:table-cell>
          <table:table-cell table:style-name="Tableau5.D2" office:value-type="float" office:value="5">
            <text:p text:style-name="P38">5</text:p>
          </table:table-cell>
        </table:table-row>
        <table:table-row>
          <table:table-cell table:style-name="Tableau5.A2" office:value-type="string">
            <text:p text:style-name="P38">A</text:p>
          </table:table-cell>
          <table:table-cell table:style-name="Tableau5.A2" office:value-type="string">
            <text:p text:style-name="P38">Rare</text:p>
          </table:table-cell>
          <table:table-cell table:style-name="Tableau5.A2" office:value-type="string">
            <text:p text:style-name="P38">Forte</text:p>
          </table:table-cell>
          <table:table-cell table:style-name="Tableau5.D2" office:value-type="float" office:value="3">
            <text:p text:style-name="P38">3</text:p>
          </table:table-cell>
        </table:table-row>
        <table:table-row>
          <table:table-cell table:style-name="Tableau5.A2" office:value-type="string">
            <text:p text:style-name="P16">B</text:p>
          </table:table-cell>
          <table:table-cell table:style-name="Tableau5.A2" office:value-type="string">
            <text:p text:style-name="P38">Peu rare</text:p>
          </table:table-cell>
          <table:table-cell table:style-name="Tableau5.A2" office:value-type="string">
            <text:p text:style-name="P38">Moyenne</text:p>
          </table:table-cell>
          <table:table-cell table:style-name="Tableau5.D2" office:value-type="float" office:value="2">
            <text:p text:style-name="P16">2</text:p>
          </table:table-cell>
        </table:table-row>
        <table:table-row>
          <table:table-cell table:style-name="Tableau5.A2" office:value-type="string">
            <text:p text:style-name="P16">C</text:p>
          </table:table-cell>
          <table:table-cell table:style-name="Tableau5.A2" office:value-type="string">
            <text:p text:style-name="P38">Commune</text:p>
          </table:table-cell>
          <table:table-cell table:style-name="Tableau5.A2" office:value-type="string">
            <text:p text:style-name="P38">Faible</text:p>
          </table:table-cell>
          <table:table-cell table:style-name="Tableau5.D2" office:value-type="float" office:value="1">
            <text:p text:style-name="P16">1</text:p>
          </table:table-cell>
        </table:table-row>
        <table:table-row>
          <table:table-cell table:style-name="Tableau5.A2" office:value-type="string">
            <text:p text:style-name="P16">D</text:p>
          </table:table-cell>
          <table:table-cell table:style-name="Tableau5.A2" office:value-type="string">
            <text:p text:style-name="P38">Très commune</text:p>
          </table:table-cell>
          <table:table-cell table:style-name="Tableau5.A2" office:value-type="string">
            <text:p text:style-name="P38">Nulle</text:p>
          </table:table-cell>
          <table:table-cell table:style-name="Tableau5.D2" office:value-type="float" office:value="0">
            <text:p text:style-name="P16">0</text:p>
          </table:table-cell>
        </table:table-row>
      </table:table>
      <text:p text:style-name="P17"/>
      <text:p text:style-name="P17"><text:tab/><text:span text:style-name="T4">Le nombre de points d'énergie vitale de base dépend de la race de la personne</text:span>, car certaines ont plus évolué que d'autres autour des cristaux (voir la section sur les Races). Pour la création de personnage, les joueurs se concerteront avec leur MJ afin de définir les cristaux qu'ils pourront avoir et leur rang. Leur personnage pourra alors avoir au début :</text:p>
      <text:p text:style-name="P17"><text:tab/>- Soit 1 cristal de rang A</text:p>
      <text:p text:style-name="P17"><text:tab/>- Soit 2 cristaux de rang B</text:p>
      <text:p text:style-name="P17"><text:tab/>- Soit 4 cristaux de rang C</text:p>
      <text:p text:style-name="P17"><text:tab/>- Ou soit 1 cristal de rang B et 2 cristaux de rang C.</text:p>
      <text:p text:style-name="P17"/>
      <text:p text:style-name="P17"><text:tab/>Ces points sont dépensés pour utiliser le pouvoir des cristaux, mais sont difficilement <text:span text:style-name="T5">régénérés au cours d'une aventure car pour </text:span><text:span text:style-name="T4">pouvoir régénérer des points d'énergie vitale</text:span><text:span text:style-name="T5">, il faut au minimum </text:span><text:span text:style-name="T4">un jour de repos complet</text:span><text:span text:style-name="T5"> sans événement perturbateur, </text:span><text:span text:style-name="T4">ou méditer</text:span><text:span text:style-name="T5"> pour un nombre d'un point d'énergie vitale récupéré par tranche de 4 heures de méditation. Attention car la méditation plonge le personnage dans un état mental et physique tel qu'il n'aura aucune conscience de ce qu'il se passera à côté de lui.</text:span></text:p>
      <text:p text:style-name="P17"><text:tab/>Note : Si les personnages tentent d'utiliser le pouvoir en dépit de cette restriction, ils tomberont dans un coma profond, voire même la mort.</text:p>
      <text:p text:style-name="P17"/>
      <text:p text:style-name="P17"/>
      <text:p text:style-name="P6">D - Les races</text:p>
      <text:p text:style-name="P6"/>
      <text:p text:style-name="P8"><text:tab/>Chaque <text:span text:style-name="T4">race possède ses avantages et ses inconvénients</text:span>, ainsi qu'une certaine difficulté ou facilité à être jouée dans le Monde d'Arlénor. Mieux vaut privilégier les races les plus simples pour les nouveaux joueurs, et les plus complexes pour les amateurs de risques. Les races sont présentées ici dans l'ordre de difficulté croissante.</text:p>
      <text:p text:style-name="P8"><text:tab/>Note : La quantité d’Énergie Vitale ainsi que les bonus de compétences sont à reporter sur la fiche de personnage.</text:p>
      <text:p text:style-name="P6"/>
      <text:p text:style-name="P6"/>
      <text:p text:style-name="P6"/>
      <text:p text:style-name="P17"/>
      <text:p text:style-name="P17"><text:soft-page-break/></text:p>
      <text:p text:style-name="P6"><text:tab/><text:span text:style-name="T2">Humains</text:span></text:p>
      <text:p text:style-name="P8">Les humains sont les premiers à vivre dans le Monde d'Arlénor. Les autres races sont des humains ayant subit des mutations au fil des générations, dû à l'exposition quotidienne des cristaux.</text:p>
      <text:p text:style-name="P8">Les humains aiment construire autant que détruire, sont aussi savant qu'ignorant... La polyvalence des humains font qu'ils n'ont pas d'affiliation spécifique avec les cristaux, et rares sont ceux qui utilisent ceux de haut-niveau.</text:p>
      <text:p text:style-name="P8"/>
      <text:p text:style-name="P6">Avantage :</text:p>
      <text:p text:style-name="P8">- Polyvalence et simplicité du personnage</text:p>
      <text:p text:style-name="P8">- (Stat) Base de compétence : Athlétisme à 1</text:p>
      <text:p text:style-name="P6">Inconvénient :</text:p>
      <text:p text:style-name="P8">- (Stat) Quantité d'énergie vitale : 6</text:p>
      <text:p text:style-name="P6"/>
      <text:p text:style-name="P6"/>
      <text:p text:style-name="P6"><text:tab/><text:span text:style-name="T2">Elfes</text:span></text:p>
      <text:p text:style-name="P8">Les elfes sont les premiers humains à avoir muté dans le Monde d'Arlénor. Au fur et à mesure des siècles, ils ont vu leurs oreilles pousser, leurs poils disparaître... mais aussi leur affiliation aux cristaux s'agrandir, ce qui a fait d'eux une race dite 'supérieure' aux humains. Les elfes se sont habitués à ce statut, si bien que lorsque d'autres races sont apparues, une foule de discriminations envers ces dernières, ont commencé.</text:p>
      <text:p text:style-name="P8">De plus, leur affinité aux cristaux est devenue au fil des siècles un problème d'addiction...</text:p>
      <text:p text:style-name="P8"/>
      <text:p text:style-name="P6">Avantages :</text:p>
      <text:p text:style-name="P8">- Personnage très respecté globalement par les humains et les autres elfes.</text:p>
      <text:p text:style-name="P8">- (Stat) Quantité d'énergie vitale : 8</text:p>
      <text:p text:style-name="P6">Inconvénients :</text:p>
      <text:p text:style-name="P8">- Personnage craint ou hait globalement par les nains et les mutants</text:p>
      <text:p text:style-name="P8">- (Choix 1) Addiction à la dépense d'énergie vitale : devoir au moins utiliser un cristal de rang B par jour.</text:p>
      <text:p text:style-name="P8">- (Choix 2) Addiction à la diversité des cristaux : ne pas pouvoir utiliser plus de deux fois d'affilé un même cristal.</text:p>
      <text:p text:style-name="P6"/>
      <text:p text:style-name="P6"/>
      <text:p text:style-name="P6"><text:tab/><text:span text:style-name="T2">Nains</text:span></text:p>
      <text:p text:style-name="P8">Les nains furent les premiers à être discriminés, par leur taille, par leur pilosité abondante... Cependant, ils sont aussi craints car les nains peuvent très vite être dangereux. Ils possèdent en eux une force, une soif de sang, une envie de... de manger de la viande crue, fraîchement découpée.</text:p>
      <text:p text:style-name="P8">Les nains, rejetés et discriminés, se sont alors regroupés dans les hautes montagnes de Kazador. La rumeur dit qu'ils y cachent un grand secret...</text:p>
      <text:p text:style-name="P8">Il n'est pas rare de voir des nains dans la cité de Jirakan, mais le plus souvent , les quelques nains qui naissent en dehors des montagnes, les rejoignent souvent en étant adulte... et rares sont ceux qui souhaitent ensuite les quitter.</text:p>
      <text:p text:style-name="P6"/>
      <text:p text:style-name="P6"/>
      <text:p text:style-name="P6"><text:soft-page-break/></text:p>
      <text:p text:style-name="P6">Avantages :</text:p>
      <text:p text:style-name="P8">- (Choix 1) Immunité aux maladies et aux poisons</text:p>
      <text:p text:style-name="P8">- (Choix 2) Sang très chaud, immunité au froid</text:p>
      <text:p text:style-name="P8">- (Stat) Base de compétence : Animaux et Combat à 1 </text:p>
      <text:p text:style-name="P8">- (Stat) Quantité d'énergie vitale : 8</text:p>
      <text:p text:style-name="P6">Inconvénients :</text:p>
      <text:p text:style-name="P8">- Besoin quasi permanent de chasser, de tuer, et de manger de la viande crue.</text:p>
      <text:p text:style-name="P6"/>
      <text:p text:style-name="P6"/>
      <text:p text:style-name="P6"><text:tab/><text:span text:style-name="T2">Mutants</text:span></text:p>
      <text:p text:style-name="P8">Le peuple des mutants lui, n'est pas reconnu officiellement. C'est le seul peuple, race, où la mutation physique n'est pas clairement définie : une ou plusieurs parties de leur corps, sont confondues avec celle d'un animal.</text:p>
      <text:p text:style-name="P8">Les humains et les elfes les considèrent comme des bêtes, des sauvages, et la loi même... condamne leur existence. Les mutants ont peu souvent confiance en eux, et finissent par vivre cachés, seuls. Cependant un groupe de résistants a commencé à se fonder dans les souterrains de la cité de Faradel, ce qui leur redonne espoir.</text:p>
      <text:p text:style-name="P6"/>
      <text:p text:style-name="P6">Avantages :</text:p>
      <text:p text:style-name="P8">- (Choix) Le personnage possède une partie animale et ses propriétés.</text:p>
      <text:p text:style-name="P8">- (Stat) Base de compétence : Furtivité et Manipulation à 1 </text:p>
      <text:p text:style-name="P8">- (Stat) Quantité d'énergie vitale : 8</text:p>
      <text:p text:style-name="P6">Inconvénients :</text:p>
      <text:p text:style-name="P8">- Menacé d'être exécuté si l'on découvre sa partie animale.</text:p>
      <text:p text:style-name="P8">- (Choix) Le personnage possède un comportement de l'animal en question, selon le degré de la mutation.</text:p>
      <text:p text:style-name="P8"/>
      <text:p text:style-name="P6"/>
      <text:p text:style-name="P6"><text:tab/><text:span text:style-name="T2">Pan</text:span></text:p>
      <text:p text:style-name="P8">Les pans sont aussi petits que les nains mais ce sont des enfants humains qui n'ont pas grandi et dont la couleur de peau est devenue bleutée au fil du temps. Leur peau emprunterait le ciel, devenant plus foncée la nuit, et plus claire le jour.</text:p>
      <text:p text:style-name="P8">Après un certain âge, quand leur peau eut fini de se transformer, les pans disparaissent dans la forêt de Miryden. Il est alors rare d'en apercevoir, et restent très mystérieux sur leur peuple.</text:p>
      <text:p text:style-name="P8">De ce que l'on sait, les pans sont secrètement appelés par un grand arbre qu'ils ont nommé Nebulys. Et leur devoir serait de protéger l'énergie vitale des espèces végétales et animales.</text:p>
      <text:p text:style-name="P6"/>
      <text:p text:style-name="P6">Avantages :</text:p>
      <text:p text:style-name="P8">- Peut manipuler l'énergie vitale végétale et animale, voire même l'utiliser...</text:p>
      <text:p text:style-name="P8">- (Stat) Base de compétence : Intuition et Médecine à 1 </text:p>
      <text:p text:style-name="P8">- (Stat) Quantité d'énergie vitale : 12</text:p>
      <text:p text:style-name="P6">Inconvénients :</text:p>
      <text:p text:style-name="P8">- N'apprécie pas l'utilisation inutile des cristaux et protège la vie.</text:p>
      <text:p text:style-name="P8">- (Choix 1) Fort dégoût pour les cités et la technologie.</text:p>
      <text:p text:style-name="P8">- (Choix 2) Anxiété sociale, peur des foules.</text:p>
      <text:p text:style-name="P6"><text:soft-page-break/></text:p>
      <text:p text:style-name="P6"><text:tab/><text:span text:style-name="T2">Arlénien</text:span></text:p>
      <text:p text:style-name="P8">Les arléniens sont un peuple vivant caché dans la forêt de Miryden, et considère eux aussi la Nature offerte par Arlénor comme sacrée. C'est un peuple très uni, fondé sur l’honnêteté, la liberté d'expression et le respect de chacun.</text:p>
      <text:p text:style-name="P8">Toutefois, les arléniens éprouvent un profond dégoût pour les autres races (hormis les pans), les considérant comme des souilleurs, un poison pour le Monde d'Arlénor... Ils espèrent un jour y mettre un terme en les éliminant.</text:p>
      <text:p text:style-name="P8">Les arléniens sont les meilleurs adeptes de la magie des cristaux. Cependant, ils n'arrivent pas à les utiliser dans leur état solide. Les arléniens ont alors un rituel, prenant une semaine au minimum, pour transformer un cristal en encre puis en tatouage. Les arléniens possédant le plus de tatouages sont considérés comme les plus puissants. </text:p>
      <text:p text:style-name="P17"/>
      <table:table table:name="Tableau6" table:style-name="Tableau6">
        <table:table-column table:style-name="Tableau6.A"/>
        <table:table-column table:style-name="Tableau6.B"/>
        <table:table-column table:style-name="Tableau6.C"/>
        <table:table-row>
          <table:table-cell table:style-name="Tableau6.A1" office:value-type="string">
            <text:p text:style-name="P18">Rang</text:p>
          </table:table-cell>
          <table:table-cell table:style-name="Tableau6.A1" office:value-type="string">
            <text:p text:style-name="P18">Retrait de points de Santé<text:line-break/>(par tatouage)</text:p>
          </table:table-cell>
          <table:table-cell table:style-name="Tableau6.C1" office:value-type="string">
            <text:p text:style-name="P18">Coût en Énergie vitale<text:line-break/>(par utilisation)</text:p>
          </table:table-cell>
        </table:table-row>
        <table:table-row>
          <table:table-cell table:style-name="Tableau6.A2" office:value-type="string">
            <text:p text:style-name="P16">S</text:p>
          </table:table-cell>
          <table:table-cell table:style-name="Tableau6.B2" office:value-type="float" office:value="10">
            <text:p text:style-name="P38">10</text:p>
          </table:table-cell>
          <table:table-cell table:style-name="Tableau6.C2" office:value-type="float" office:value="3">
            <text:p text:style-name="P38">3</text:p>
          </table:table-cell>
        </table:table-row>
        <table:table-row>
          <table:table-cell table:style-name="Tableau6.A2" office:value-type="string">
            <text:p text:style-name="P38">A</text:p>
          </table:table-cell>
          <table:table-cell table:style-name="Tableau6.B2" office:value-type="float" office:value="5">
            <text:p text:style-name="P38">5</text:p>
          </table:table-cell>
          <table:table-cell table:style-name="Tableau6.C2" office:value-type="float" office:value="2">
            <text:p text:style-name="P38">2</text:p>
          </table:table-cell>
        </table:table-row>
        <table:table-row>
          <table:table-cell table:style-name="Tableau6.A2" office:value-type="string">
            <text:p text:style-name="P16">B</text:p>
          </table:table-cell>
          <table:table-cell table:style-name="Tableau6.B2" office:value-type="float" office:value="3">
            <text:p text:style-name="P38">3</text:p>
          </table:table-cell>
          <table:table-cell table:style-name="Tableau6.C2" office:value-type="float" office:value="1">
            <text:p text:style-name="P16">1</text:p>
          </table:table-cell>
        </table:table-row>
        <table:table-row>
          <table:table-cell table:style-name="Tableau6.A2" office:value-type="string">
            <text:p text:style-name="P16">C</text:p>
          </table:table-cell>
          <table:table-cell table:style-name="Tableau6.B2" office:value-type="float" office:value="1">
            <text:p text:style-name="P38">1</text:p>
          </table:table-cell>
          <table:table-cell table:style-name="Tableau6.C2" office:value-type="float" office:value="0">
            <text:p text:style-name="P16">0</text:p>
          </table:table-cell>
        </table:table-row>
        <table:table-row>
          <table:table-cell table:style-name="Tableau6.A2" office:value-type="string">
            <text:p text:style-name="P16">D</text:p>
          </table:table-cell>
          <table:table-cell table:style-name="Tableau6.B2" office:value-type="float" office:value="0">
            <text:p text:style-name="P38">0</text:p>
          </table:table-cell>
          <table:table-cell table:style-name="Tableau6.C2" office:value-type="float" office:value="0">
            <text:p text:style-name="P16">0</text:p>
          </table:table-cell>
        </table:table-row>
      </table:table>
      <text:p text:style-name="P6"/>
      <text:p text:style-name="P6">Avantages :</text:p>
      <text:p text:style-name="P8">- Un tatouage demande moins d'énergie vitale qu'un cristal.</text:p>
      <text:p text:style-name="P8">- (Stat) Base de compétence : Combat, Intuition et Survie à 1 </text:p>
      <text:p text:style-name="P8">- (Stat) Quantité d'énergie vitale : 10</text:p>
      <text:p text:style-name="P6">Inconvénients :</text:p>
      <text:p text:style-name="P8">- Difficulté à faire confiance aux autres peuples.</text:p>
      <text:p text:style-name="P8">- Ne peut pas utiliser de cristal, autrement que par ses tatouages.</text:p>
      <text:p text:style-name="P8">- Pour chaque tatouage acquis, il faut retirer des points de Santé maximum.</text:p>
      <text:p text:style-name="P17"/>
      <text:p text:style-name="P6"/>
      <text:p text:style-name="P6">E - Les compétences</text:p>
      <text:p text:style-name="P11"/>
      <text:p text:style-name="P17"><text:tab/>Survivre en milieu hostile. Mentir. Utiliser un pouvoir élémentaire. Autant de savoir-faire qu’un personnage peut, ou non, développer au cours de sa vie. Cette section s’intéresse à ces compétences que les personnages apprennent ou non à utiliser et qui les différencient les uns des autres.</text:p>
      <text:p text:style-name="P17"/>
      <text:p text:style-name="P11">1) Fonctionnement des points</text:p>
      <text:p text:style-name="P17"/>
      <text:p text:style-name="P17"><text:tab/><text:span text:style-name="T1">Attribution des points</text:span></text:p>
      <text:p text:style-name="P17"><text:span text:style-name="T4">Chaque personnage dispose, à sa création, de 50 points à répartir entre ses différentes compétences.</text:span> Le nombre de points investi dans chaque compétence donnera le modificateur utilisé lors des tests correspondants. Ainsi, un personnage ayant investi 5 points en Intuition et ayant 3 en Intellect, lancera 3D6 + 5 lors de ses tests d’Intellect + Intuition.</text:p>
      <text:p text:style-name="P17"><text:soft-page-break/></text:p>
      <text:p text:style-name="P17">Au-delà de 6 points achetés, les points suivants se payent double. Il vous faut donc débourser 2 de vos points de création pour passer le modificateur d’une compétence de +6 à +7, et ainsi de suite.</text:p>
      <text:p text:style-name="P17">Note : De base, toutes les compétences sont à 0 point par défaut (sans compter le bonus aux compétences dû aux races). Et aucun score de compétence ne peut dépasser +10.</text:p>
      <text:p text:style-name="P17"/>
      <text:p text:style-name="P17"><text:tab/><text:span text:style-name="T1">Spécialités</text:span></text:p>
      <text:p text:style-name="P17">De même, vous pouvez décider de sacrifier deux points de création pour acheter une Spécialité dans l’une de vos compétences. Il s’agit d’un bonus de +4 qui ne s’applique qu’à une utilisation précise de la compétence. Par exemple, un personnage possédant la compétence Combat à +4 et une Spécialité (Épée) aura un bonus de +8 chaque fois qu’il combattra à l’épée, mais seulement de +4 pour toute autre forme de combat.</text:p>
      <text:p text:style-name="P17">Vous pouvez acheter plusieurs Spécialités pour une même compétence.</text:p>
      <text:p text:style-name="P15"/>
      <text:p text:style-name="P15"/>
      <text:p text:style-name="P13">2) Modèle de présentation</text:p>
      <text:p text:style-name="P15"/>
      <text:p text:style-name="P17"><text:span text:style-name="T8"><text:tab/></text:span><text:span text:style-name="T2">Nom de la compétence</text:span></text:p>
      <text:p text:style-name="P21">Description rapide de ses usages principaux. Vous trouvez ici tout ce que cette compétence permet de faire.</text:p>
      <text:p text:style-name="P21"/>
      <text:p text:style-name="P21"><text:span text:style-name="T4">Exemples : </text:span>Quelques exemples de tests avec la Difficulté appropriée.</text:p>
      <text:p text:style-name="P21"><text:span text:style-name="T4">Temps d’action :</text:span> Le temps nécessaire pour faire appel à cette compétence.</text:p>
      <text:p text:style-name="P21"><text:span text:style-name="T4">Spécialités :</text:span> Des exemples de Spécialité pour cette compétence. Vous êtes libre, bien entendu, d’en imaginer d’autres avec l’accord du MJ. </text:p>
      <text:p text:style-name="P21"/>
      <text:p text:style-name="P21"/>
      <text:p text:style-name="P12">3) Compétences principales</text:p>
      <text:p text:style-name="P21"/>
      <text:p text:style-name="P17"><text:span text:style-name="T5"><text:tab/></text:span><text:span text:style-name="T2">Animaux</text:span></text:p>
      <text:p text:style-name="P21">Cette compétence mesure le degré d’affinité du personnage avec les animaux, qu’ils soient sauvages ou domestiques. Elle permet de comprendre leur langage corporel, de deviner leurs intentions, de s’adapter à leur comportement et même de les dresser.</text:p>
      <text:p text:style-name="P21"/>
      <text:p text:style-name="P21"><text:span text:style-name="T4">Exemples :</text:span> Comprendre le comportement d’un animal domestique (Int. + Animaux, Diff. 8). Avoir le comportement adéquat devant un animal sauvage en colère (Pré. + Animaux, Diff. 14). Élever un animal sauvage intelligent (Test étendu, Pré. + Animaux, Diff. 18, Objectif 50).</text:p>
      <text:p text:style-name="P21"/>
      <text:p text:style-name="P21"><text:span text:style-name="T4">Temps d’action :</text:span> Variable. Comprendre un comportement est une action instantanée, mais pour ce qui est d’élever un animal, il faut une semaine d’action complète pour effectuer un test.</text:p>
      <text:p text:style-name="P21"><text:span text:style-name="T4">Spécialités :</text:span> Animaux domestiques, animaux sauvages, comportement, dressage.</text:p>
      <text:p text:style-name="P21"/>
      <text:p text:style-name="P21"/>
      <text:p text:style-name="P21"/>
      <text:p text:style-name="P21"><text:soft-page-break/></text:p>
      <text:p text:style-name="P21"><text:tab/><text:span text:style-name="T1">Art</text:span></text:p>
      <text:p text:style-name="P21">La capacité artistique pure et simple. Les grands peintres, les musiciens, les chanteurs, sculpteurs et comédiens ont tous en commun l’utilisation de cette compétence. Elle permet de gagner sa vie et de se faire apprécier de ceux que l’on rencontre.</text:p>
      <text:p text:style-name="P21"/>
      <text:p text:style-name="P21"><text:span text:style-name="T4">Exemples :</text:span> Gagner quelques piécettes dans la rue (Pré. + Art, Diff. 6). Impressionner la foule locale d’une taverne en arrivant sur les lieux (Pré. + Art, Diff. 12). Peindre un chef d’œuvre à la gloire de la princesse (Test étendu, Hab. + Art, Diff. 22, Objectif 20).</text:p>
      <text:p text:style-name="P21"><text:span text:style-name="T4">Temps d’action :</text:span> Variable. Faire un concert ou une représentation de comédie dure environ une heure, tandis que composer une œuvre prend une journée par test.</text:p>
      <text:p text:style-name="P21"><text:span text:style-name="T4">Spécialités :</text:span> Comédie, Écriture, Musique, Peinture, Sculpture.</text:p>
      <text:p text:style-name="P21"/>
      <text:p text:style-name="P21"/>
      <text:p text:style-name="P21"><text:tab/><text:span text:style-name="T1">Artisanat</text:span></text:p>
      <text:p text:style-name="P21">Cette compétence est celle que partagent tous les bricoleurs, jusqu’aux grands maîtres artisans créant des pièces uniques. Fonctionnant surtout sur le principe du test étendu, l’Artisanat permet aux personnages de créer seuls ce qu’ils ne trouvent pas ailleurs.</text:p>
      <text:p text:style-name="P21"/>
      <text:p text:style-name="P21"><text:span text:style-name="T4">Exemples :</text:span> Gagner sa vie en tant qu’artisan (Hab. + Artisanat, Diff. 12). Expertiser un objet ancien redécouvert récemment (Int. + Artisanat, Diff. 16). Construire un objet de maître (Hab. + Artisanat, Diff. 20 et plus, Objectif de 10 à 100 et plus selon la taille de l’objet). </text:p>
      <text:p text:style-name="P21"><text:span text:style-name="T4">Temps d’action :</text:span> Le plus souvent, une journée par test.</text:p>
      <text:p text:style-name="P21"><text:span text:style-name="T4">Spécialités :</text:span> Architecture, Armurerie, Archéologie, Artisanat naval, Couture, Ébénisterie,.</text:p>
      <text:p text:style-name="P21"/>
      <text:p text:style-name="P21"/>
      <text:p text:style-name="P21"><text:tab/><text:span text:style-name="T1">Athlétisme</text:span></text:p>
      <text:p text:style-name="P21">Cette compétence regroupe les capacités sportives. Un personnage avec un haut niveau d’Athlétisme peut courir vite et longtemps, escalader des parois difficiles d’accès, nager sur de longues distances et tenir en équilibre sur un fil.</text:p>
      <text:p text:style-name="P21"/>
      <text:p text:style-name="P21"><text:span text:style-name="T4">Exemples :</text:span> Courir après quelqu’un (test en opposition étendu de Vig. + Athlétisme, Difficulté et Objectif variable selon la distance entre les personnages). Tenir en équilibre tout en avançant sur une corniche étroite (Hab. + Athlétisme, Diff. 14). Nager au beau milieu d’une mer démontée (Vig. + Athlétisme, Diff. 20).</text:p>
      <text:p text:style-name="P21"><text:span text:style-name="T4">Temps d’action :</text:span> Instantané.</text:p>
      <text:p text:style-name="P21"><text:span text:style-name="T4">Spécialités :</text:span> Course, Équilibre, Escalade, Lancer, Natation, Saut.</text:p>
      <text:p text:style-name="P21"/>
      <text:p text:style-name="P21"/>
      <text:p text:style-name="P21"><text:tab/><text:span text:style-name="T1">Combat</text:span></text:p>
      <text:p text:style-name="P21">L’aptitude du personnage à manier les armes et à se défendre en situation d’affrontement physique. Cette compétence regroupe la maîtrise de tous les types d’armes ainsi que du combat à mains nues.</text:p>
      <text:p text:style-name="P21"/>
      <text:p text:style-name="P21"><text:span text:style-name="T4">Exemples :</text:span> Voir les règles de bases.</text:p>
      <text:p text:style-name="P21"><text:span text:style-name="T4">Temps d’action :</text:span> Généralement, un tour de combat.</text:p>
      <text:p text:style-name="P21"><text:span text:style-name="T4">Spécialités :</text:span> Arcs, Épées, Dagues, Esquive, Parade.</text:p>
      <text:p text:style-name="P21"><text:soft-page-break/></text:p>
      <text:p text:style-name="P21"><text:tab/><text:span text:style-name="T1">Étiquette</text:span></text:p>
      <text:p text:style-name="P21">Cette compétence évalue la capacité du personnage à évoluer au sein de la société, à se montrer élégant, raffiné mais également à comprendre les rouages du monde dans lequel il vit. Un haut niveau d’Étiquette devient un véritable atout dès lors qu’il s’agit de repérer les personnalités influentes, de demander quelque chose ou lorsqu’il faut simplement savoir à qui on s’adresse.</text:p>
      <text:p text:style-name="P21"/>
      <text:p text:style-name="P21"><text:span text:style-name="T4">Exemples :</text:span> Tenir un rang lors d’une réception de la haute société (Pré. + Etiquette, Diff. 10). Identifier le titre ou le rôle politique d’une personne (Int. + Etiquette, Diff. 12). Solliciter et obtenir une entrevue avec une personne haut placée (Pré. + Etiquette, Diff. 18).</text:p>
      <text:p text:style-name="P21"><text:span text:style-name="T4">Temps d’action :</text:span> Instantané au moment de la rencontre, la plupart du temps. Dès lors qu’il s’agit de faire jouer ses relations ou d’obtenir une faveur, un jour entier de travail est nécessaire pour réaliser un test.</text:p>
      <text:p text:style-name="P21"><text:span text:style-name="T4">Spécialités :</text:span> Héraldique, Influence, Personnalités, Relations politiques.</text:p>
      <text:p text:style-name="P21"/>
      <text:p text:style-name="P21"/>
      <text:p text:style-name="P21"><text:tab/><text:span text:style-name="T1">Furtivité</text:span></text:p>
      <text:p text:style-name="P21">Cette compétence est celle des criminels, des espions et des enquêteurs. Elle permet de se cacher en toutes circonstances, qu’il s’agisse de se faire discret dans une forêt ou de paraître anonyme au milieu de la foule.</text:p>
      <text:p text:style-name="P21"/>
      <text:p text:style-name="P21"><text:span text:style-name="T4">Exemples :</text:span> Le test d’Habileté + Furtivité du personnage est toujours un test en opposition avec un test d’Intellect + Investigation de celui ou ceux qui auraient intérêt à le repérer. Si le personnage échoue à ce test, il est repéré.</text:p>
      <text:p text:style-name="P21"><text:span text:style-name="T4">Temps d’action :</text:span> Instantané.</text:p>
      <text:p text:style-name="P21"><text:span text:style-name="T4">Spécialités :</text:span> Anonymat, Camouflage, Filature.</text:p>
      <text:p text:style-name="P21"/>
      <text:p text:style-name="P21"/>
      <text:p text:style-name="P21"><text:tab/><text:span text:style-name="T1">Information</text:span></text:p>
      <text:p text:style-name="P21">Cette compétence permet d’obtenir rapidement des informations sur tout un tas de sujets. Les experts dans ce domaine savent délier les langues rapidement, fouiller aux bons endroits et connaissent les endroits appropriés pour obtenir ce qu’ils cherchent, même si cela signifie prendre des risques. Ainsi, échouer à un test d’Information peut parfois poser de sérieux problèmes.</text:p>
      <text:p text:style-name="P21"/>
      <text:p text:style-name="P21"><text:span text:style-name="T4">Exemples :</text:span> Obtenir des informations sur la situation locale (Pré. + Information Diff. 9). Trouver un receleur dans une grande ville (Int. + Information Diff. 15). Obtenir des informations classées secret défense (Int. + Information Diff. 25).</text:p>
      <text:p text:style-name="P21"><text:span text:style-name="T4">Temps d’action :</text:span> Une journée de recherche par test.</text:p>
      <text:p text:style-name="P21"><text:span text:style-name="T4">Spécialités : </text:span>Discussions de comptoir, Légendes urbaines, Réseaux criminels, Bibliothèque.</text:p>
      <text:p text:style-name="P21"/>
      <text:p text:style-name="P21"/>
      <text:p text:style-name="P21"><text:tab/><text:span text:style-name="T1">Intuition</text:span></text:p>
      <text:p text:style-name="P21">Sens aigu de la psychologie ou capacité à remarquer ce qui ne va pas, l’intuition permet au personnage de remarquer les détails chez les autres sans y réfléchir, de discerner l’état émotionnel de ses interlocuteurs ou de comprendre quand on lui ment.</text:p>
      <text:p text:style-name="P21"><text:soft-page-break/></text:p>
      <text:p text:style-name="P21"><text:span text:style-name="T4">Exemples :</text:span> Comprendre l’émotion principale d’une personne qui ne ment pas (Int. + Intuition Diff. 10). Percer à jour un mensonge (Test en opposition Int. + Intuition contre Pré. + Manipulation).</text:p>
      <text:p text:style-name="P21"><text:span text:style-name="T4">Temps d’action :</text:span> Instantané.</text:p>
      <text:p text:style-name="P21"><text:span text:style-name="T4">Spécialités :</text:span> Comportement, Motivations secrètes, Intuition Magique.</text:p>
      <text:p text:style-name="P21"/>
      <text:p text:style-name="P21"/>
      <text:p text:style-name="P21"><text:tab/><text:span text:style-name="T1">Investigation</text:span></text:p>
      <text:p text:style-name="P21">L’Investigation est la compétence qui permet au personnage de trouver des indices, d’établir des relations entre différents éléments et de remarquer les détails de son environnement, ce qui comprend les personnes ou objets cachés.</text:p>
      <text:p text:style-name="P21"/>
      <text:p text:style-name="P21"><text:span text:style-name="T4">Exemples :</text:span> Trouver un indice sur une scène de crime (Int. + Investigation Diff. 10). Établir un lien entre plusieurs éléments (Int. + Investigation Diff. 16). Repérer un détective en filature (Int. + Investigation contre Hab. + Furtivité).</text:p>
      <text:p text:style-name="P21"><text:span text:style-name="T4">Temps d’action :</text:span> Une heure de recherche par test environ. Repérer quelqu’un est un test instantané.</text:p>
      <text:p text:style-name="P21"><text:span text:style-name="T4">Spécialités :</text:span> Audition, Déduction, Chercher objets, Odorat, Toucher, Cryptographie.</text:p>
      <text:p text:style-name="P21"/>
      <text:p text:style-name="P21"/>
      <text:p text:style-name="P21"><text:tab/><text:span text:style-name="T1">Larcin</text:span></text:p>
      <text:p text:style-name="P21">Toutes les capacités des filous, trafiquants, voleurs à la tire et amateurs de contrefaçon sont regroupées dans cette compétence. Ses usages sont divers et variés, et peuvent même servir à accomplir des choses en toute légalité.</text:p>
      <text:p text:style-name="P21"/>
      <text:p text:style-name="P21"><text:span text:style-name="T4">Exemples :</text:span> Voler un objet dans la poche de son propriétaire (Hab. + Larcin contre Int. + Investigation de la victime). Créer une contrefaçon d’un document officiel (test étendu, Hab. + Larcin Diff. 15, Objectif 10). Crocheter une serrure de bonne qualité (Hab. + Larcin Diff. 16).</text:p>
      <text:p text:style-name="P21"><text:span text:style-name="T4">Temps d’action :</text:span> Un tour de combat ou instantané, le plus souvent. Réaliser une contrefaçon prend une heure par test.</text:p>
      <text:p text:style-name="P21"><text:span text:style-name="T4">Spécialités :</text:span> Contrefaçon, Sabotage, Serrurerie, Vol à la tire.</text:p>
      <text:p text:style-name="P21"/>
      <text:p text:style-name="P21"/>
      <text:p text:style-name="P21"><text:tab/><text:span text:style-name="T1">Manipulation</text:span></text:p>
      <text:p text:style-name="P21">Cette compétence est celle qui permet d’obtenir ce que l’on veut des autres. Elle sert à mentir, tricher et lancer des rumeurs sans se faire prendre, ainsi qu’à dissimuler ses véritables émotions et objectifs aux yeux des autres.</text:p>
      <text:p text:style-name="P21"/>
      <text:p text:style-name="P21"><text:span text:style-name="T4">Exemples :</text:span> La Manipulation fonctionne principalement sur un test en opposition de Pré. + Manipulation contre Int. + Intuition.</text:p>
      <text:p text:style-name="P21"><text:span text:style-name="T4">Temps d’action :</text:span> Instantané pour camoufler ses intentions. Mentir à quelqu’un et obtenir ce que l’on veut de lui peut prendre plus de temps, voire demander un test étendu.</text:p>
      <text:p text:style-name="P21"><text:span text:style-name="T4">Spécialités :</text:span> Camouflage, Mensonge, Messages cachés, Séduction.</text:p>
      <text:p text:style-name="P21"/>
      <text:p text:style-name="P21"/>
      <text:p text:style-name="P21"><text:soft-page-break/></text:p>
      <text:p text:style-name="P21"><text:tab/><text:span text:style-name="T1">Médecine</text:span></text:p>
      <text:p text:style-name="P21">La médecine est la compétence qui permet au personnage de comprendre les causes des maladies, de soigner les blessures et de guérir une personne empoisonnée. Elle comprend la fabrication des médicaments et remèdes, mais également celle des poisons.</text:p>
      <text:p text:style-name="P21"/>
      <text:p text:style-name="P21"><text:span text:style-name="T7">Exemples :</text:span> Diagnostiquer une maladie simple (Int. + Médecine Diff. 9). Fabriquer un antidote à un poison courant (Test étendu, Int. + Médecine Diff. 14, Objectif 10). Traiter une maladie inconnue et mortelle (Test étendu, Int. + Médecine Diff. 25, Objectif 30 et plus).</text:p>
      <text:p text:style-name="P21"><text:span text:style-name="T4">Temps d’action :</text:span> Variable. Le plus souvent, une heure est requise pour tenter un diagnostic ou faire un test pour fabriquer un médicament. Pour soigner les blessures ou traiter une maladie, il faut une journée par test.</text:p>
      <text:p text:style-name="P21"><text:span text:style-name="T4">Spécialités :</text:span> Apothicaire, Chirurgie, Diagnostic, Poisons, Maladies, Secourisme.</text:p>
      <text:p text:style-name="P21"/>
      <text:p text:style-name="P21"/>
      <text:p text:style-name="P21"><text:tab/><text:span text:style-name="T1">Persuasion</text:span></text:p>
      <text:p text:style-name="P21">Capacité à convaincre les autres par la force de vos arguments ou par la crainte, la Persuasion est l’instrument préféré des diplomates, des vendeurs et de tous les professionnels de la négociation. Elle permet d’obtenir un prix sur un objet autant que de captiver les foules.</text:p>
      <text:p text:style-name="P21"/>
      <text:p text:style-name="P21"><text:span text:style-name="T4">Exemples :</text:span> Que ce soit pour faire avouer un secret à quelqu’un en le menaçant ou pour convaincre quelqu’un, la Persuasion se joue par un test opposé (Pré. + Persuasion contre Int. + Intuition). Si plusieurs orateurs cherchent à se convaincre, un test opposé de Pré. + Persuasion a lieu, et le plus haut score l’emporte.</text:p>
      <text:p text:style-name="P21"><text:span text:style-name="T4">Temps d’action :</text:span> Variable.</text:p>
      <text:p text:style-name="P21"><text:span text:style-name="T4">Spécialités :</text:span> Discours, Interrogatoire, Marchandage.</text:p>
      <text:p text:style-name="P21"/>
      <text:p text:style-name="P21"/>
      <text:p text:style-name="P21"><text:tab/><text:span text:style-name="T1">Pilotage</text:span></text:p>
      <text:p text:style-name="P21">L’aptitude à monter à cheval et à guider et conduire toute sorte de véhicules, depuis la diligence jusqu’aux hélicoptères. La plupart des gens peuvent effectuer des tâches de ce genre, mais seuls les vrais pilotes s’en sortent lorsque la situation devient urgente ou complexe.</text:p>
      <text:p text:style-name="P19"/>
      <text:p text:style-name="P21"><text:span text:style-name="T4">Exemples :</text:span> Conduire un véhicule à allure lente sur un terrain plat (Hab. + Pilotage Diff. 4). Piloter un vaisseau de tourisme (Hab. + Pilotage Diff. 14). Négocier en véhicule un virage serré à toute allure par temps de pluie (Hab. + Pilotage Diff. 18).</text:p>
      <text:p text:style-name="P21"><text:span text:style-name="T4">Temps d’action :</text:span> Instantané lorsqu’un danger inhabituel se présente. Dans des conditions de déplacement normales, un seul test est suffisant.</text:p>
      <text:p text:style-name="P21"><text:span text:style-name="T4">Spécialités :</text:span> Vaisseau, Conduite, Équitation, Motos, Navires.</text:p>
      <text:p text:style-name="P21"/>
      <text:p text:style-name="P21"/>
      <text:p text:style-name="P21"/>
      <text:p text:style-name="P21"/>
      <text:p text:style-name="P21"/>
      <text:p text:style-name="P21"/>
      <text:p text:style-name="P21"><text:soft-page-break/></text:p>
      <text:p text:style-name="P21"><text:tab/><text:span text:style-name="T9">Savoir</text:span></text:p>
      <text:p text:style-name="P21">Cette compétence évalue l’érudition du personnage. Elle représente un savoir général dans tous les domaines, de l’histoire aux sciences de la vie, et celui qui la maîtrise à un haut niveau peut être considéré comme un véritable puits de science. De plus, celui qui maîtrise cette compétence peut identifier des sorts, connaît les créatures magiques et la science des potions et philtres en tous genres.</text:p>
      <text:p text:style-name="P21"/>
      <text:p text:style-name="P21"><text:span text:style-name="T4">Exemples :</text:span> Selon la rareté de l’information et sa précision, la Difficulté varie.</text:p>
      <text:p text:style-name="P21"><text:span text:style-name="T4">Temps d'action :</text:span> Instantané. Le personnage sait ou ne sait pas, mais régler une énigme mystique particulièrement longue peut demander plus de temps, et un test étendu.</text:p>
      <text:p text:style-name="P21"><text:span text:style-name="T4">Spécialités :</text:span> Astronomie, Histoire et Géographie, Informatique, Ingénierie, Théologie, Occultisme, Entités mystérieuses, Identification.</text:p>
      <text:p text:style-name="P21"/>
      <text:p text:style-name="P21"/>
      <text:p text:style-name="P21"><text:tab/><text:span text:style-name="T1">Survie</text:span></text:p>
      <text:p text:style-name="P21">Survivre en milieu hostile n’est pas donné à tout le monde. Avec cette compétence, le personnage a appris à se débrouiller pour trouver un abri, sait comment chasser et éviter les plantes toxiques et peut éviter de mourir de froid, de soif ou dans un piège naturel.</text:p>
      <text:p text:style-name="P21"/>
      <text:p text:style-name="P21"><text:span text:style-name="T4">Exemples :</text:span> Trouver quelques fruits comestibles à la bonne saison (Int. + Survie Diff. 8). Reconnaître un danger naturel comme des sables mouvants (Int. + Survie Diff. 14). Survivre sans matériel au cœur d’une montagne enneigée (Int. + Survie Diff. 20).</text:p>
      <text:p text:style-name="P21"><text:span text:style-name="T7">Temps d’action :</text:span> Variable. Reconnaître un danger est instantané, mais un test pour survivre doit être réalisé chaque jour que le personnage passe dans un environnement sauvage. </text:p>
      <text:p text:style-name="P21"><text:span text:style-name="T10">Spécialités :</text:span><text:span text:style-name="T11"> Chasse, Pister, Désert, Flore, Montagne.</text:span></text:p>
      <text:p text:style-name="P15"/>
      <text:p text:style-name="P15"/>
      <text:p text:style-name="P12">4) Compétences liées aux cristaux</text:p>
      <text:p text:style-name="P12"/>
      <text:p text:style-name="P21"><text:span text:style-name="T4">Temps d’action : </text:span>Variable. Selon l'action à réaliser.</text:p>
      <text:p text:style-name="P21"><text:span text:style-name="T4">Spécialité :</text:span> Un cristal, ou plusieurs cristaux, en particulier.</text:p>
      <text:p text:style-name="P17"/>
      <text:p text:style-name="P17"/>
      <text:p text:style-name="P21"><text:tab/><text:span text:style-name="T1">Cristaux élémentaires</text:span></text:p>
      <text:p text:style-name="P21">Cette compétence permet de comprendre le fonctionnement des cristaux de type « élémentaires » et d'en augmenter l'efficacité de leur utilisation.</text:p>
      <text:p text:style-name="P21"/>
      <text:p text:style-name="P19">Exemples :</text:p>
      <text:p text:style-name="P21">Créer une flamme sur du bois de camp (Pou. + Élémentaires, Diff. 7).</text:p>
      <text:p text:style-name="P21">Inonder une petite pièce (Pou. + Élémentaires, Diff. 14).</text:p>
      <text:p text:style-name="P21">Créer une tornade dévastatrice (Pou. + Élémentaires, Diff. 25).</text:p>
      <text:p text:style-name="P21"/>
      <text:p text:style-name="P21"/>
      <text:p text:style-name="P21"><text:tab/><text:span text:style-name="T1">Cristaux d'invocation</text:span></text:p>
      <text:p text:style-name="P21">Cette compétence permet de comprendre le fonctionnement des cristaux de type « invocations » et d'en augmenter l'efficacité de leur utilisation.</text:p>
      <text:p text:style-name="P21"><text:soft-page-break/></text:p>
      <text:p text:style-name="P19">Exemples :</text:p>
      <text:p text:style-name="P21">Invoquer une souris (Pou. + Invocations, Diff. 6).</text:p>
      <text:p text:style-name="P21">Invoquer un goule (Pou. + Invocations, Diff. 22).</text:p>
      <text:p text:style-name="P21">Invoquer un dragon (Pou. + Invocations, Diff. 30).</text:p>
      <text:p text:style-name="P21"/>
      <text:p text:style-name="P21"/>
      <text:p text:style-name="P21"><text:tab/><text:span text:style-name="T1">Cristaux mentaux</text:span></text:p>
      <text:p text:style-name="P21">Cette compétence permet de comprendre le fonctionnement des cristaux de type « mentaux » et d'en augmenter l'efficacité de leur utilisation.</text:p>
      <text:p text:style-name="P21"/>
      <text:p text:style-name="P19">Exemples :</text:p>
      <text:p text:style-name="P21">Créer une amnésie temporaire (Pou. + Mentaux, Diff. 7).</text:p>
      <text:p text:style-name="P21">Communiquer avec un mort (Pou. + Mentaux, Diff. 16).</text:p>
      <text:p text:style-name="P21">Donner un ordre absolu (Pou. + Mentaux, Diff. 27).</text:p>
      <text:p text:style-name="P21"/>
      <text:p text:style-name="P21"/>
      <text:p text:style-name="P21"><text:tab/><text:span text:style-name="T1">Cristaux de transformation</text:span></text:p>
      <text:p text:style-name="P21">Cette compétence permet de comprendre le fonctionnement des cristaux de type « transformation » et d'en augmenter l'efficacité de leur utilisation.</text:p>
      <text:p text:style-name="P21"/>
      <text:p text:style-name="P19">Exemples :</text:p>
      <text:p text:style-name="P21">Améliorer sa vision (Pou. + Transformation, Diff. 7).</text:p>
      <text:p text:style-name="P21">Se camoufler comme un caméléon (Pou. + Transformation, Diff. 15).</text:p>
      <text:p text:style-name="P21">Se métamorphoser en une autre personne (Pou. + Transformation, Diff. 28).</text:p>
      <text:p text:style-name="P21"/>
      <text:p text:style-name="P21"/>
      <text:p text:style-name="P21"><text:span text:style-name="T7"><text:tab/></text:span><text:span text:style-name="T1">Cristaux spatiaux-temporels</text:span></text:p>
      <text:p text:style-name="P21">Cette compétence permet de comprendre le fonctionnement des cristaux de type <text:span text:style-name="T6">« spatiaux-temporels </text:span>» et d'en augmenter l'efficacité de leur utilisation.</text:p>
      <text:p text:style-name="P21"/>
      <text:p text:style-name="P19">Exemples :</text:p>
      <text:p text:style-name="P21">Créer un champ de force (Pou. + Spatiaux-temporels, Diff. 10).</text:p>
      <text:p text:style-name="P21">Annuler la magie des cristaux dans une pièce (Pou. + Spatiaux-temporels, Diff. 18).</text:p>
      <text:p text:style-name="P21">Arrêt sur image (Pou. + Spatiaux-temporels, Diff. 26).</text:p>
      <text:p text:style-name="P21"/>
      <text:p text:style-name="P25"/>
      <text:p text:style-name="P21"><text:span text:style-name="T7"><text:tab/></text:span><text:span text:style-name="T1">Cristaux spéciaux</text:span></text:p>
      <text:p text:style-name="P21">Cette compétence permet de comprendre le fonctionnement des cristaux de type « spéciaux », des cristaux qui n'entrent pas dans les autres catégories, et d'en augmenter l'efficacité de leur utilisation.</text:p>
      <text:p text:style-name="P21"/>
      <text:p text:style-name="P19">Exemples :</text:p>
      <text:p text:style-name="P21">Entraver une personne (Pou. + Spéciaux, Diff. 9).</text:p>
      <text:p text:style-name="P21">Voler de la vie (Pou. + Spéciaux, Diff. 17).</text:p>
      <text:p text:style-name="P21">Transférer les blessures et la douleur (Pou. + Spéciaux, Diff. 22).</text:p>
      <text:p text:style-name="P15"/>
      <text:p text:style-name="P15"><text:soft-page-break/></text:p>
      <text:p text:style-name="P5">F - Les finitions</text:p>
      <text:p text:style-name="P15"/>
      <text:p text:style-name="P17"><text:tab/>Le jeu de rôle est un moyen de raconter des histoires, comme les romans ou le cinéma, et les histoires sont toujours meilleures lorsqu'elles ont des héros crédibles. Pour l'instant, votre personnage est un tas de chiffres gribouillés au crayon sur un formulaire. Pour lui insuffler un peu de vie, la première chose à faire est de remplir son "état civil". Comment s'appelle votre personnage ? Le choix d'un nom est toujours un moment délicat. Évitez les noms ridicules ou connotés, car au bout de quelques parties, cela ne fera plus rire personne. Une fois baptisé, il reste à lui donner un peu de relief. Si le coeur vous en dit, prenez quelques minutes pour réfléchir aux points suivants...</text:p>
      <text:p text:style-name="P15"/>
      <text:p text:style-name="P15"><text:tab/><text:span text:style-name="T1">La description</text:span></text:p>
      <text:p text:style-name="P17">Il existe une foule de détails qu'aucun jet de dés ne définira à votre place. Quelle est la couleur des yeux de votre personnage ? Celle de ses cheveux? Est-il droitier ou gaucher? Comment s'habille-t-il ? A-t- il des expressions favorites ? Un accent ? Prenez aussi un moment pour regarder comment ses caractéristiques interagissent.</text:p>
      <text:p text:style-name="P15"/>
      <text:p text:style-name="P15"><text:tab/><text:span text:style-name="T1">Le comportement</text:span></text:p>
      <text:p text:style-name="P17">Pensez à votre personnage comme à une vraie personne. A-t-il des goûts particuliers? Des choses dont il a horreur? Une passion pour les rousses ? L'habitude de commander un poulet rôti et de la tarte au citron dans toutes les auberges où il déjeune ? Essayez de trouver un ou deux détails qui le caractériseront, mais limitez-vous à cela. Sinon votre personnage risque d'être une collection de tics.</text:p>
      <text:p text:style-name="P15"/>
      <text:p text:style-name="P15"><text:tab/><text:span text:style-name="T1">L'histoire personnelle</text:span></text:p>
      <text:p text:style-name="P17">Maintenant que vous avez une assez bonne image de lui dans le présent, remontez un peu dans son passé (vous pouvez aussi partir de son passé et construire son apparence présente à partir de là. Les deux méthodes marchent aussi bien l'une que l'autre, l'essentiel est que vous vous sentiez à l'aise avec celle que vous choisirez). Où a-t-il grandi ? A-t-il des amis ? De la famille ? Quelles sont ses relations avec eux ? Pourquoi ?</text:p>
      <text:p text:style-name="P17">Dans l'histoire personnelle, les personnages joueurs, seront obligatoirement des enfants adoptés par une famille, et ne connaissent pas leurs véritables parents, ni même ce qu'il s'est passé avant leur adoption.</text:p>
      <text:p text:style-name="P17"/>
      <text:p text:style-name="P17"><text:tab/><text:span text:style-name="T1">La motivation</text:span></text:p>
      <text:p text:style-name="P17">Idéalement, il faudrait que votre personnage ait une bonne raison de se jeter dans l'aventure. Des motivations aussi passe-partout que "accumuler de l'or et de la gloire" ou "sauver le monde du méchant sorcier/démon/savant fou" fonctionnent toujours parfaitement, même si elles ont beaucoup servi, mais vous pourrez peut-être en trouver une autre dans le passé du personnage (du genre "retrouver sa sœur, enlevée par des êtres inconnus il y a dix ans").</text:p>
      <text:p text:style-name="P17"/>
      <text:p text:style-name="P15"/>
      <text:p text:style-name="P15"/>
      <text:p text:style-name="P15"/>
      <text:p text:style-name="P15"/>
      <text:p text:style-name="P15"/>
      <text:p text:style-name="P15"><text:soft-page-break/></text:p>
      <text:p text:style-name="P16">II – LE SYSTEME ET SES REGLES</text:p>
      <text:p text:style-name="P17"/>
      <text:p text:style-name="P17"/>
      <text:p text:style-name="P17"><text:tab/>Le système de jeu est une partie importante du jeu de rôles, puisque c’est grâce à lui que vous savez si votre personnage, au cours du jeu, réussit ou non les actions qu’il entreprend. Il apparaît donc nécessaire de mettre en place les bases communes que les joueurs et leur conteur pourront utiliser à tout moment pour résoudre les situations.</text:p>
      <text:p text:style-name="P17"/>
      <text:p text:style-name="P19">A - La base du système</text:p>
      <text:p text:style-name="P17"/>
      <text:p text:style-name="P11">1) Tests de compétences</text:p>
      <text:p text:style-name="P17"/>
      <text:p text:style-name="P17"><text:tab/>Le <text:span text:style-name="T4">test classique qui détermine si un personnage réussit ou non une action</text:span> se réalise de la façon suivante. Le MJ détermine quelle caractéristique de base du personnage est concernée (Vigueur, Habileté, Intellect, Présence, Pouvoir), ainsi que la compétence mise en jeu si nécessaire. Il annonce cette combinaison au joueur, qui lance autant de dés à 6 faces qu’il a de points dans la caractéristique concernée, additionne les résultats puis rajoute son score de compétence. Il compare ensuite le total à la difficulté fixée par le MJ.</text:p>
      <text:p text:style-name="P17"><text:tab/>Si le résultat de son test est supérieur ou égal à cette difficulté, il l’emporte.</text:p>
      <text:p text:style-name="P17"/>
      <text:p text:style-name="P17"/>
      <text:p text:style-name="P11">2) Difficulté</text:p>
      <text:p text:style-name="P17"/>
      <text:p text:style-name="P17"><text:tab/>Le conteur évalue la difficulté de l’action avant que le joueur effectue un test. Plus l’action est dure, plus la difficulté est élevée. Il est impossible de décrire toutes les situations, mais voici un guide rapide qui devrait vous être utile pour savoir comment vous y prendre :</text:p>
      <text:p text:style-name="P17"><text:tab/><text:span text:style-name="T4">- Action élémentaire : Difficulté 4 et moins. </text:span>N’importe qui peut y arriver en un temps réduit. Exemple : Lancer un fruit pourri sur une cible immobile à 5m.</text:p>
      <text:p text:style-name="P17"><text:tab/><text:span text:style-name="T4">- Action simple : Difficulté 7 environ.</text:span> La majorité des personnages peut le faire rapidement, et un spécialiste n’éprouve aucune difficulté. Exemple : Obtenir des informations sur une légende urbaine bien connue.</text:p>
      <text:p text:style-name="P17"><text:tab/><text:span text:style-name="T4">- Action complexe : Difficulté 10.</text:span> Ce genre d’action pose de sérieux problèmes aux profanes, mais les personnes entraînées ou naturellement douées les réussissent rapidement.</text:p>
      <text:p text:style-name="P17">Exemple : Conduire un attelage de nuit sur une route cahoteuse.</text:p>
      <text:p text:style-name="P17"><text:tab/><text:span text:style-name="T4">- Action difficile : Difficulté 15 environ.</text:span> Quasi impossible sans formation à moins de circonstances favorables ou d’un don particulièrement marqué, ces actions n’ont de bonne chance d’être réussies que par les spécialistes. Exemple : Trouver de quoi se nourrir en hiver pendant plusieurs semaines dans un bois profond.</text:p>
      <text:p text:style-name="P17"><text:tab/><text:span text:style-name="T4">- Action très difficile : Difficulté 22 environ.</text:span> Complexe même pour les spécialistes, ces actions sont impossibles pour des personnes non formées. Seuls les meilleurs experts s’en tirent à bon compte. Exemple : Traverser un océan avec un simple voilier.</text:p>
      <text:p text:style-name="P17"><text:tab/><text:span text:style-name="T4">- Action épique : Difficulté 30 et plus.</text:span> Seule une poignée de personnes peuvent espérer réussir un tel défi, qui demande des aptitudes quasi surnaturelles. Exemple : Au cours d’une réception, voler la couronne de la Reine, qu’elle porte sur la tête, au vu de tous et sans se faire remarquer.</text:p>
      <text:p text:style-name="P17"><text:soft-page-break/></text:p>
      <text:p text:style-name="P11">3) Bonus et malus</text:p>
      <text:p text:style-name="P17"/>
      <text:p text:style-name="P17"><text:tab/>Parfois, la Caractéristique et la Compétence du personnage ne suffisent pas à évaluer la situation avec justesse. Ainsi, plusieurs <text:span text:style-name="T4">bonus ou malus</text:span> peuvent intervenir sur un test, et s’ajouter ou se soustraire à son résultat :</text:p>
      <text:p text:style-name="P17"><text:tab/>- Un personnage Spécialisé au sein d’une compétence bénéficie d’un bonus de +4 sur tous les tests relatifs à sa spécialité.</text:p>
      <text:p text:style-name="P17"><text:tab/>- Un personnage doté d’un objet adéquat pouvant l’aider dans sa situation bénéficie d’un bonus allant de +2 (outil utile) à +6 (outil de maître ou de qualité supérieure).</text:p>
      <text:p text:style-name="P17"><text:tab/>- A l’inverse, un personnage sans équipement adéquat peut subir un malus de -4 si l’absence de matériel est spécialement handicapante (ainsi en est-il d’un médecin opérant sans matériel adapté).</text:p>
      <text:p text:style-name="P17"><text:tab/>- Chaque circonstance extérieure favorable au personnage lui donne un bonus de +2 à son test. Chaque circonstance défavorable lui donne un malus de -2.</text:p>
      <text:p text:style-name="P17"><text:tab/>- Un personnage devant utiliser une compétence dans laquelle il n’a aucun point est dit incompétent et subit un malus de -4 à son test.</text:p>
      <text:p text:style-name="P17"><text:tab/></text:p>
      <text:p text:style-name="P17"><text:tab/>L’immense majorité des actions des personnages ne demande aucun jet de dés. Ainsi, inutile de tester toutes les actions de difficulté élémentaire effectuées par les personnages. En revanche, chaque fois que les personnages sont pressés par le temps, ou que leur nombre de tentatives est limité, ou que leur échec peut avoir des conséquences sérieuses, n’hésitez pas à faire effectuer un test.</text:p>
      <text:p text:style-name="P17"/>
      <text:p text:style-name="P17"/>
      <text:p text:style-name="P11">4) Subtilités</text:p>
      <text:p text:style-name="P17"/>
      <text:p text:style-name="P17"><text:tab/><text:span text:style-name="T1">Coopérer</text:span></text:p>
      <text:p text:style-name="P17">Parfois, plusieurs personnes décident de s’entraider pour parvenir à un résultat qu’une seule ne peut atteindre. Dans ce cas, l’un des personnages concernés sera considéré comme le meneur du travail d’équipe. Chaque assistant effectue le test demandé, mais avec une Difficulté diminuée de 5 points. Si ce test est réussi, le meneur d’équipe bénéficie d’un bonus de +2 à son test par assistant ayant réussi.</text:p>
      <text:p text:style-name="P17">Le bonus de coopération peut être limité : au-delà d’un certain nombre d’assistants, on ne travaille pas plus efficacement. A l’inverse, il est parfois impossible de coopérer : se mettre à plusieurs pour se cacher plus efficacement, par exemple, est rarement une bonne idée.</text:p>
      <text:p text:style-name="P17"/>
      <text:p text:style-name="P17"><text:tab/><text:span text:style-name="T1">Échec critique</text:span></text:p>
      <text:p text:style-name="P17">Un personnage obtient un échec critique chaque fois que <text:span text:style-name="T4">tous les dés de son test donnent un 1</text:span>. Soit le test était tout de même une réussite (en calculant le résultat du test) et alors l’action est un échec malgré tout. Soit le test était un échec et alors l’action est manquée, mais en plus le personnage provoque une catastrophe. Il dit une phrase malheureuse, frappe un de ses camarades, fait une erreur de débutant quelconque.</text:p>
      <text:p text:style-name="P17">Note : Plus le personnage a un score de Caractéristique de base élevée, plus les risques d’un échec critique sont faibles.</text:p>
      <text:p text:style-name="P17"/>
      <text:p text:style-name="P17"/>
      <text:p text:style-name="P17"><text:soft-page-break/></text:p>
      <text:p text:style-name="P17"><text:span text:style-name="T6"><text:tab/></text:span><text:span text:style-name="T1">Réussite critique</text:span></text:p>
      <text:p text:style-name="P17">Un personnage obtient une réussite critique chaque fois que <text:span text:style-name="T4">tous les dés de son test donnent un 6</text:span>. Le joueur peut alors lancer 1D6 supplémentaire pour compléter son score !</text:p>
      <text:p text:style-name="P17"/>
      <text:p text:style-name="P17"/>
      <text:p text:style-name="P19">B – Les tests particuliers</text:p>
      <text:p text:style-name="P17"/>
      <text:p text:style-name="P11">1) Tests innés</text:p>
      <text:p text:style-name="P17"/>
      <text:p text:style-name="P17"><text:tab/>Parfois, vous n’avez pas besoin de tester une compétence. Parfois, seules les capacités innées du personnage sont concernées. Aucune compétence n’aide à se souvenir d’une information importante ou à éviter de tomber dans un trou. Dans ce cas, vous effectuez un test basé sur la seule Caractéristique de base du personnage, et n’y ajoutez qu’un éventuel matériel utile ou des modificateurs dus aux circonstances.</text:p>
      <text:p text:style-name="P17"><text:tab/>La Difficulté est également abaissée (puisque vous ne disposez pas du bonus de compétence, ni de Spécialités) :</text:p>
      <text:p text:style-name="P17"><text:tab/><text:span text:style-name="T4">- Action simple : Difficulté 5 et moins.</text:span> Exemple : Résister au sommeil après une journée classique (Vigueur).</text:p>
      <text:p text:style-name="P17"><text:tab/><text:span text:style-name="T4">- Action complexe : Difficulté 8-10.</text:span> Exemple : Se remémorer avec précision une information entendue quelques jours auparavant (Intellect).</text:p>
      <text:p text:style-name="P17"><text:tab/><text:span text:style-name="T4">- Action difficile : Difficulté 12 environ.</text:span> Exemple : Éviter un piège bien conçu que l’on n’avait pas remarqué (Habileté).</text:p>
      <text:p text:style-name="P17"><text:span text:style-name="T4"><text:tab/>- Action très difficile : Difficulté 15 environ.</text:span> Exemple : Attirer l’attention d’une personne précise au milieu d’une foule un jour de fête (Présence).</text:p>
      <text:p text:style-name="P17"><text:tab/><text:span text:style-name="T4">- Action épique : Difficulté 20 et plus.</text:span> Exemple : Retranscrire de tête un long document officiel après l’avoir parcouru quelques minutes (Intellect).</text:p>
      <text:p text:style-name="P17"/>
      <text:p text:style-name="P17"/>
      <text:p text:style-name="P14">2) Tests opposés</text:p>
      <text:p text:style-name="P17"/>
      <text:p text:style-name="P17"><text:tab/>Il arrive fréquemment que plusieurs personnages se mesurent entre eux, et non à une épreuve d’une difficulté fixe. Dans un tel cas, chaque concurrent réalise un test, et celui qui obtient le meilleur résultat s’en sort le mieux. Cela peut être le même test (deux personnages faisant une course de vitesse, par exemple), ou deux tests différents, comme un menteur utilisant Présence + Manipulation et une victime potentielle utilisant Intellect + Intuition pour le contrer. Si le menteur l’emporte, sa cible le croit, mais si celle-ci l’emporte, elle perce à jour sa ruse.</text:p>
      <text:p text:style-name="P17"><text:tab/>Encore une fois, il est inutile d’effectuer des tests lorsque le résultat ne fait aucun doute. Ainsi, si deux personnages se livrent à un duel de force pure, c’est celui qui a la meilleure Vigueur qui l’emportera.</text:p>
      <text:p text:style-name="P17"/>
      <text:p text:style-name="P17"/>
      <text:p text:style-name="P11">3) Tests étendus</text:p>
      <text:p text:style-name="P17"/>
      <text:p text:style-name="P17"><text:tab/>Enfin, il arrive qu’un seul test ne suffise pas à simuler l’action en cours.</text:p>
      <text:p text:style-name="P17"/>
      <text:p text:style-name="P17"><text:soft-page-break/></text:p>
      <text:p text:style-name="P17"><text:tab/>Par exemple, un personnage peut tenter de fabriquer un objet complexe, ou faire des recherches importantes, ou tenter de manipuler une personne, et tout régler en un seul test paraît réducteur. Dans ce cas, on parlera de test étendu.</text:p>
      <text:p text:style-name="P17"><text:tab/>Le MJ fixe une Difficulté, ainsi qu’un Objectif. Chaque fois que le personnage effectue un test, chaque point de son résultat qui dépasse la Difficulté du test est mis de côté, jusqu’à ce que le nombre de points acquis de cette manière soit égal ou supérieur à l’Objectif fixé initialement, auquel cas la tâche est considérée comme terminée.</text:p>
      <text:p text:style-name="P17"><text:tab/>Si le test est un échec, la tâche ne progresse pas. S’il est raté de plus de 5 points, le personnage fait une erreur importante, et chaque point manquant au-delà vient se retrancher au nombre de points accumulés jusqu’ici.</text:p>
      <text:p text:style-name="P17"/>
      <text:p text:style-name="P17"/>
      <text:p text:style-name="P19">C- Le combat</text:p>
      <text:p text:style-name="P17"/>
      <text:p text:style-name="P17"><text:tab/>Le combat est le conflit par excellence : il implique toute la force de volonté des personnages, mobilise leur concentration et comprend de grands risques. Dans le cadre d’un jeu, ce type de conflit demande des règles spécifiques, et une comptabilisation du temps là où la plupart des autres situations ne demandent pas une telle précision. Ainsi, un affrontement de ce genre se joue en plusieurs tours, chacun représentant quelques secondes, où chaque protagoniste agit à son tour de jeu. Lorsque chaque combattant a agi, un nouveau tour commence, jusqu’à ce qu’un vainqueur soit désigné ou qu’un événement vienne perturber le combat.</text:p>
      <text:p text:style-name="P17"/>
      <text:p text:style-name="P17"/>
      <text:p text:style-name="P11">1) Initiative</text:p>
      <text:p text:style-name="P17"/>
      <text:p text:style-name="P17"><text:tab/>La première chose à déterminer lorsqu’un combat commence, c’est l’ordre dans lequel les différents participants vont jouer. Pour ce faire, <text:span text:style-name="T4">on lance un dé à six faces</text:span><text:span text:style-name="T5"> pour chaque combattant, auquel </text:span><text:span text:style-name="T4">on ajoute son score d’Habileté et son score d’Intellect</text:span>.</text:p>
      <text:p text:style-name="P17"><text:tab/>Le personnage ayant obtenu le meilleur score joue le premier, le second ensuite, et ainsi de suite. Si une égalité est atteinte, les protagonistes jouent simultanément, et leurs actions sont résolues au même moment.</text:p>
      <text:p text:style-name="P17"><text:tab/><text:span text:style-name="T4">Ce test n’a lieu qu’une fois par combat</text:span>, et ne doit pas être renouvelé à chaque tour. Lorsque le dernier a accompli son action, c’est de nouveau au premier dans l’ordre du tour d’agir, et ainsi de suite.</text:p>
      <text:p text:style-name="P17"/>
      <text:p text:style-name="P17"/>
      <text:p text:style-name="P11">2) Actions disponibles</text:p>
      <text:p text:style-name="P17"/>
      <text:p text:style-name="P17"><text:tab/>Lors de son tour de jeu, un personnage peut effectuer plusieurs actions, dans l’ordre de son choix. Porter une attaque prend tout le tour de jeu.</text:p>
      <text:p text:style-name="P17"><text:tab/></text:p>
      <text:p text:style-name="P17"><text:tab/><text:span text:style-name="T1">Un déplacement</text:span></text:p>
      <text:p text:style-name="P17">A chaque tour de jeu, le personnage peut se déplacer de 10m sur la scène du combat. Si le terrain est accidenté ou difficile à traverser, ce déplacement est réduit à 5m. Il ne peut bien entendu pas se déplacer si la zone qu’il cherche à atteindre est impraticable.</text:p>
      <text:p text:style-name="P17"><text:soft-page-break/></text:p>
      <text:p text:style-name="P17"/>
      <text:p text:style-name="P17"><text:tab/><text:span text:style-name="T1">Réaliser des actions rapides</text:span></text:p>
      <text:p text:style-name="P17">Ce sont toutes les actions qui ne prennent que quelques instants : crier un mot à ses camarades, lâcher un objet, jeter un œil derrière soi sont autant d’exemples d’actions que vous n’avez pas besoin de comptabiliser et qui peuvent être réalisées librement pendant le tour.</text:p>
      <text:p text:style-name="P17"/>
      <text:p text:style-name="P17"><text:tab/><text:span text:style-name="T1">Réaliser une action longue</text:span></text:p>
      <text:p text:style-name="P17">La plupart du temps, cette action consistera à porter une attaque, mais le MJ peut autoriser d’autres actions : actionner un levier, ouvrir une porte, se saisir d’un objet, sont autant d’actions qu’un personnage peut réaliser au cours de son tour.</text:p>
      <text:p text:style-name="P17"/>
      <text:p text:style-name="P17"><text:tab/><text:span text:style-name="T1">Porter une attaque</text:span></text:p>
      <text:p text:style-name="P17">Un personnage qui désire porter une attaque doit effectuer un test pour atteindre sa cible. Le test dépend de l’arme utilisée :</text:p>
      <text:p text:style-name="P17"><text:tab/><text:span text:style-name="T4">- Arme légère ou arme à distance :</text:span> Habileté + Combat</text:p>
      <text:p text:style-name="P17"><text:tab/><text:span text:style-name="T4">- Arme moyenne ou lourde :</text:span> Vigueur + Combat</text:p>
      <text:p text:style-name="P17"><text:tab/><text:span text:style-name="T4">- Cristal :</text:span> Pouvoir + Type du cristal</text:p>
      <text:p text:style-name="P17"/>
      <text:p text:style-name="P17"><text:tab/>Il faut ensuite <text:span text:style-name="T4">comparer ce résultat à la Défense de la cible</text:span>, qui représente sa capacité à éviter les coups ou à en minimiser les effets. La Défense d’un personnage est une valeur fixe, qui est égale à Habileté + Vigueur + Combat du personnage + son bonus d’armure s’il en possède une.</text:p>
      <text:p text:style-name="P17"/>
      <text:p text:style-name="P17"><text:tab/>Certaines armes accordent également un bonus en Défense grâce à leur maniabilité, tandis que d’autres la diminuent au contraire. <text:span text:style-name="T4">Un personnage possédant une Spécialité en Esquive gagne un bonus de +4 à sa Défense contre les armes à distance, tandis qu’une Spécialité en Parade offre ce bonus au corps à corps.</text:span> Un personnage attaqué par surprise n’ajoute pas son score d’Habileté à sa Défense, ni aucun bonus de Spécialité.</text:p>
      <text:p text:style-name="P17"/>
      <text:p text:style-name="P17"><text:tab/>Si le Résultat de combat de l’attaquant dépasse la Défense de son adversaire, il y a une blessure infligée : le nombre de points de dégâts infligés est égal à la différence entre le Résultat de combat de l’attaquant et la Défense de sa cible. Si le résultat est négatif ou égal à zéro, aucune blessure n’est infligée. </text:p>
      <text:p text:style-name="P17"/>
      <text:p text:style-name="P17"/>
      <text:p text:style-name="P11">3) Armes et Armures</text:p>
      <text:p text:style-name="P17"/>
      <text:p text:style-name="P17"><text:tab/><text:span text:style-name="T1">Les armes de corps à corps</text:span></text:p>
      <text:p text:style-name="P17"><text:span text:style-name="T4">Dégâts :</text:span> Le bonus accordé au test de Combat de l’utilisateur de l’arme</text:p>
      <text:p text:style-name="P17"><text:span text:style-name="T4">Défense :</text:span> Le bonus accordé à la Défense de celui qui manie l’arme en question. Ce bonus n’est efficace qu’au corps à corps. Les armes lourdes infligent quant à elle un malus, qui reste actif contre les attaques à distance.</text:p>
      <text:p text:style-name="P24"><text:span text:style-name="T4">Catégories :</text:span> Les armes légères demandent un test d’Habileté + Combat pour être employées, les armes moyennes et lourdes un test de Vigueur + Combat. Les armes lourdes demandent les deux mains pour être utilisées. </text:p>
      <text:p text:style-name="P26"><text:soft-page-break/></text:p>
      <text:p text:style-name="P26"/>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18">Nom de l’arme</text:p>
          </table:table-cell>
          <table:table-cell table:style-name="Tableau1.A1" office:value-type="string">
            <text:p text:style-name="P18">Dégâts</text:p>
          </table:table-cell>
          <table:table-cell table:style-name="Tableau1.A1" office:value-type="string">
            <text:p text:style-name="P18">Défense</text:p>
          </table:table-cell>
          <table:table-cell table:style-name="Tableau1.A1" office:value-type="string">
            <text:p text:style-name="P18">Type de dégâts</text:p>
          </table:table-cell>
          <table:table-cell table:style-name="Tableau1.E1" office:value-type="string">
            <text:p text:style-name="P18">Catégorie</text:p>
          </table:table-cell>
        </table:table-row>
        <table:table-row>
          <table:table-cell table:style-name="Tableau1.A2" office:value-type="string">
            <text:p text:style-name="P16">Mains nues</text:p>
          </table:table-cell>
          <table:table-cell table:style-name="Tableau1.B2" office:value-type="float" office:value="0">
            <text:p text:style-name="P38">0</text:p>
          </table:table-cell>
          <table:table-cell table:style-name="Tableau1.B2" office:value-type="float" office:value="0">
            <text:p text:style-name="P38">0</text:p>
          </table:table-cell>
          <table:table-cell table:style-name="Tableau1.A2" office:value-type="string">
            <text:p text:style-name="P38">Temporaires</text:p>
          </table:table-cell>
          <table:table-cell table:style-name="Tableau1.E2" office:value-type="string">
            <text:p text:style-name="P38">Légères</text:p>
          </table:table-cell>
        </table:table-row>
        <table:table-row>
          <table:table-cell table:style-name="Tableau1.A2" office:value-type="string">
            <text:p text:style-name="P38">Lame courte (dague)</text:p>
          </table:table-cell>
          <table:table-cell table:style-name="Tableau1.B2" office:value-type="float" office:value="2">
            <text:p text:style-name="P38">2</text:p>
          </table:table-cell>
          <table:table-cell table:style-name="Tableau1.B2" office:value-type="float" office:value="2">
            <text:p text:style-name="P38">2</text:p>
          </table:table-cell>
          <table:table-cell table:style-name="Tableau1.A2" office:value-type="string">
            <text:p text:style-name="P38">Létaux</text:p>
          </table:table-cell>
          <table:table-cell table:style-name="Tableau1.E2" office:value-type="string">
            <text:p text:style-name="P38">Légère</text:p>
          </table:table-cell>
        </table:table-row>
        <table:table-row>
          <table:table-cell table:style-name="Tableau1.A2" office:value-type="string">
            <text:p text:style-name="P16">Arme à une main (épée longue, hache)</text:p>
          </table:table-cell>
          <table:table-cell table:style-name="Tableau1.B2" office:value-type="float" office:value="4">
            <text:p text:style-name="P38">4</text:p>
          </table:table-cell>
          <table:table-cell table:style-name="Tableau1.B2" office:value-type="float" office:value="0">
            <text:p text:style-name="P38">0</text:p>
          </table:table-cell>
          <table:table-cell table:style-name="Tableau1.A2" office:value-type="string">
            <text:p text:style-name="P16">Létaux</text:p>
          </table:table-cell>
          <table:table-cell table:style-name="Tableau1.E2" office:value-type="string">
            <text:p text:style-name="P16">Moyenne</text:p>
          </table:table-cell>
        </table:table-row>
        <table:table-row>
          <table:table-cell table:style-name="Tableau1.A2" office:value-type="string">
            <text:p text:style-name="P16">Arme à deux mains (espadon, grande hache)</text:p>
          </table:table-cell>
          <table:table-cell table:style-name="Tableau1.B2" office:value-type="float" office:value="6">
            <text:p text:style-name="P38">6</text:p>
          </table:table-cell>
          <table:table-cell table:style-name="Tableau1.B2" office:value-type="float" office:value="-2">
            <text:p text:style-name="P38">-2</text:p>
          </table:table-cell>
          <table:table-cell table:style-name="Tableau1.A2" office:value-type="string">
            <text:p text:style-name="P16">Létaux</text:p>
          </table:table-cell>
          <table:table-cell table:style-name="Tableau1.E2" office:value-type="string">
            <text:p text:style-name="P16">Lourde</text:p>
          </table:table-cell>
        </table:table-row>
        <table:table-row>
          <table:table-cell table:style-name="Tableau1.A2" office:value-type="string">
            <text:p text:style-name="P16">Armes d’hast (lances, hallebardes)</text:p>
          </table:table-cell>
          <table:table-cell table:style-name="Tableau1.B2" office:value-type="float" office:value="3">
            <text:p text:style-name="P38">3</text:p>
          </table:table-cell>
          <table:table-cell table:style-name="Tableau1.B2" office:value-type="float" office:value="1">
            <text:p text:style-name="P38">1</text:p>
          </table:table-cell>
          <table:table-cell table:style-name="Tableau1.A2" office:value-type="string">
            <text:p text:style-name="P16">Létaux</text:p>
          </table:table-cell>
          <table:table-cell table:style-name="Tableau1.E2" office:value-type="string">
            <text:p text:style-name="P16">Lourde</text:p>
          </table:table-cell>
        </table:table-row>
        <table:table-row>
          <table:table-cell table:style-name="Tableau1.A2" office:value-type="string">
            <text:p text:style-name="P16">Armes contondantes (matraque, bâton)</text:p>
          </table:table-cell>
          <table:table-cell table:style-name="Tableau1.B2" office:value-type="float" office:value="2">
            <text:p text:style-name="P38">2</text:p>
          </table:table-cell>
          <table:table-cell table:style-name="Tableau1.B2" office:value-type="float" office:value="2">
            <text:p text:style-name="P38">2</text:p>
          </table:table-cell>
          <table:table-cell table:style-name="Tableau1.A2" office:value-type="string">
            <text:p text:style-name="P16">Temporaires</text:p>
          </table:table-cell>
          <table:table-cell table:style-name="Tableau1.E2" office:value-type="string">
            <text:p text:style-name="P16">Légère ou Moyenne</text:p>
          </table:table-cell>
        </table:table-row>
      </table:table>
      <text:p text:style-name="P17"/>
      <text:p text:style-name="P17"/>
      <text:p text:style-name="P17"><text:tab/><text:span text:style-name="T1">Les armes à distance</text:span></text:p>
      <text:p text:style-name="P17"><text:span text:style-name="T4">Chargeur :</text:span> La quantité d’attaques pouvant être réalisées avec l’arme sans avoir besoin de la recharger.</text:p>
      <text:p text:style-name="P17"><text:span text:style-name="T4">Rechargement :</text:span> Le temps de rechargement nécessaire. Rapide : l’arme se recharge sans perdre de temps. Déplacement : l’arme se recharge au prix d’une action de déplacement, ou de l’action normale du tour du personnage s’il préfère se déplacer. Action : Recharger l’arme prend l’action du tour du personnage, ne lui laissant que la possibilité de se déplacer et d’effectuer des actions rapides lorsqu’il recharge.</text:p>
      <text:p text:style-name="P17"><text:span text:style-name="T4">Portée efficace :</text:span> Chaque fois que cette portée est dépassée, le personnage subit un malus cumulatif de -2 à son test de Combat. Ainsi, un archer tirant sur une cible à 100m tire à 4 fois sa portée efficace, subissant un malus de -8 à son test. </text:p>
      <text:p text:style-name="P17"/>
      <text:p text:style-name="P26"/>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row>
          <table:table-cell table:style-name="Tableau3.A1" office:value-type="string">
            <text:p text:style-name="P18">Nom de l’arme</text:p>
          </table:table-cell>
          <table:table-cell table:style-name="Tableau3.A1" office:value-type="string">
            <text:p text:style-name="P18">Dégâts</text:p>
          </table:table-cell>
          <table:table-cell table:style-name="Tableau3.A1" office:value-type="string">
            <text:p text:style-name="P18">Chargeur</text:p>
          </table:table-cell>
          <table:table-cell table:style-name="Tableau3.A1" office:value-type="string">
            <text:p text:style-name="P18">Rechargement</text:p>
          </table:table-cell>
          <table:table-cell table:style-name="Tableau3.A1" office:value-type="string">
            <text:p text:style-name="P18">Portée efficace</text:p>
          </table:table-cell>
          <table:table-cell table:style-name="Tableau3.F1" office:value-type="string">
            <text:p text:style-name="P18">Type de dégâts</text:p>
          </table:table-cell>
        </table:table-row>
        <table:table-row>
          <table:table-cell table:style-name="Tableau3.A2" office:value-type="string">
            <text:p text:style-name="P16">Arc</text:p>
          </table:table-cell>
          <table:table-cell table:style-name="Tableau3.B2" office:value-type="float" office:value="2">
            <text:p text:style-name="P38">2</text:p>
          </table:table-cell>
          <table:table-cell table:style-name="Tableau3.B2" office:value-type="float" office:value="1">
            <text:p text:style-name="P38">1</text:p>
          </table:table-cell>
          <table:table-cell table:style-name="Tableau3.A2" office:value-type="string">
            <text:p text:style-name="P38">Déplacement</text:p>
          </table:table-cell>
          <table:table-cell table:style-name="Tableau3.A2" office:value-type="string">
            <text:p text:style-name="P38">25m</text:p>
          </table:table-cell>
          <table:table-cell table:style-name="Tableau3.F2" office:value-type="string">
            <text:p text:style-name="P38">Létaux</text:p>
          </table:table-cell>
        </table:table-row>
        <table:table-row>
          <table:table-cell table:style-name="Tableau3.A2" office:value-type="string">
            <text:p text:style-name="P38">Arbalète</text:p>
          </table:table-cell>
          <table:table-cell table:style-name="Tableau3.B2" office:value-type="float" office:value="4">
            <text:p text:style-name="P38">4</text:p>
          </table:table-cell>
          <table:table-cell table:style-name="Tableau3.B2" office:value-type="float" office:value="1">
            <text:p text:style-name="P38">1</text:p>
          </table:table-cell>
          <table:table-cell table:style-name="Tableau3.A2" office:value-type="string">
            <text:p text:style-name="P38">Action</text:p>
          </table:table-cell>
          <table:table-cell table:style-name="Tableau3.A2" office:value-type="string">
            <text:p text:style-name="P38">35m</text:p>
          </table:table-cell>
          <table:table-cell table:style-name="Tableau3.F2" office:value-type="string">
            <text:p text:style-name="P38">Létaux</text:p>
          </table:table-cell>
        </table:table-row>
        <table:table-row>
          <table:table-cell table:style-name="Tableau3.A2" office:value-type="string">
            <text:p text:style-name="P16">Fronde</text:p>
          </table:table-cell>
          <table:table-cell table:style-name="Tableau3.B2" office:value-type="float" office:value="0">
            <text:p text:style-name="P38">0</text:p>
          </table:table-cell>
          <table:table-cell table:style-name="Tableau3.B2" office:value-type="float" office:value="1">
            <text:p text:style-name="P38">1</text:p>
          </table:table-cell>
          <table:table-cell table:style-name="Tableau3.A2" office:value-type="string">
            <text:p text:style-name="P16">Rapide</text:p>
          </table:table-cell>
          <table:table-cell table:style-name="Tableau3.A2" office:value-type="string">
            <text:p text:style-name="P16">10m</text:p>
          </table:table-cell>
          <table:table-cell table:style-name="Tableau3.F2" office:value-type="string">
            <text:p text:style-name="P38">Létaux</text:p>
          </table:table-cell>
        </table:table-row>
        <table:table-row>
          <table:table-cell table:style-name="Tableau3.A2" office:value-type="string">
            <text:p text:style-name="P16">Armes de lancer (couteaux, shurikens)</text:p>
          </table:table-cell>
          <table:table-cell table:style-name="Tableau3.B2" office:value-type="float" office:value="2">
            <text:p text:style-name="P38">2</text:p>
          </table:table-cell>
          <table:table-cell table:style-name="Tableau3.B2" office:value-type="float" office:value="1">
            <text:p text:style-name="P38">1</text:p>
          </table:table-cell>
          <table:table-cell table:style-name="Tableau3.A2" office:value-type="string">
            <text:p text:style-name="P16">Rapide</text:p>
          </table:table-cell>
          <table:table-cell table:style-name="Tableau3.A2" office:value-type="string">
            <text:p text:style-name="P16">5m</text:p>
          </table:table-cell>
          <table:table-cell table:style-name="Tableau3.F2" office:value-type="string">
            <text:p text:style-name="P38">Létaux</text:p>
          </table:table-cell>
        </table:table-row>
        <table:table-row>
          <table:table-cell table:style-name="Tableau3.A2" office:value-type="string">
            <text:p text:style-name="P16">Armes à feu légère (pistolet)</text:p>
          </table:table-cell>
          <table:table-cell table:style-name="Tableau3.B2" office:value-type="float" office:value="4">
            <text:p text:style-name="P38">4</text:p>
          </table:table-cell>
          <table:table-cell table:style-name="Tableau3.A2" office:value-type="string">
            <text:p text:style-name="P38">Variable</text:p>
          </table:table-cell>
          <table:table-cell table:style-name="Tableau3.A2" office:value-type="string">
            <text:p text:style-name="P16">Action</text:p>
          </table:table-cell>
          <table:table-cell table:style-name="Tableau3.A2" office:value-type="string">
            <text:p text:style-name="P16">20m</text:p>
          </table:table-cell>
          <table:table-cell table:style-name="Tableau3.F2" office:value-type="string">
            <text:p text:style-name="P38">Létaux</text:p>
          </table:table-cell>
        </table:table-row>
        <table:table-row>
          <table:table-cell table:style-name="Tableau3.A2" office:value-type="string">
            <text:p text:style-name="P16">Armes à feu lourde (fusil)</text:p>
          </table:table-cell>
          <table:table-cell table:style-name="Tableau3.B2" office:value-type="float" office:value="6">
            <text:p text:style-name="P38">6</text:p>
          </table:table-cell>
          <table:table-cell table:style-name="Tableau3.B2" office:value-type="float" office:value="2">
            <text:p text:style-name="P38">2</text:p>
          </table:table-cell>
          <table:table-cell table:style-name="Tableau3.A2" office:value-type="string">
            <text:p text:style-name="P16">Action</text:p>
          </table:table-cell>
          <table:table-cell table:style-name="Tableau3.A2" office:value-type="string">
            <text:p text:style-name="P16">150m</text:p>
          </table:table-cell>
          <table:table-cell table:style-name="Tableau3.F2" office:value-type="string">
            <text:p text:style-name="P38">Létaux</text:p>
          </table:table-cell>
        </table:table-row>
      </table:table>
      <text:p text:style-name="P17"/>
      <text:p text:style-name="P17"/>
      <text:p text:style-name="P17"/>
      <text:p text:style-name="P17"><text:soft-page-break/></text:p>
      <text:p text:style-name="P17"><text:tab/><text:span text:style-name="T1">Les armures</text:span></text:p>
      <text:p text:style-name="P17"><text:span text:style-name="T4">Défense :</text:span> Le bonus à la valeur de Défense du personnage.</text:p>
      <text:p text:style-name="P17"><text:span text:style-name="T4">Mobilité :</text:span> Les armures lourdes réduisent la mobilité du personnage et l’empêchent de courir.</text:p>
      <text:p text:style-name="P17"><text:span text:style-name="T4">Malus aux actions :</text:span> Les armures encombrantes réduisent la capacité de mouvement du personnage. Elles lui imposent un malus à ses tests d’Habileté ou d’Athlétisme. Les attaques à distance du personnage ne souffrent pas de ce malus. </text:p>
      <text:p text:style-name="P17"/>
      <text:p text:style-name="P26"/>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18">Type d'armure</text:p>
          </table:table-cell>
          <table:table-cell table:style-name="Tableau4.A1" office:value-type="string">
            <text:p text:style-name="P18">Défense</text:p>
          </table:table-cell>
          <table:table-cell table:style-name="Tableau4.A1" office:value-type="string">
            <text:p text:style-name="P18">Mobilité</text:p>
          </table:table-cell>
          <table:table-cell table:style-name="Tableau4.A1" office:value-type="string">
            <text:p text:style-name="P18">Malus aux actions</text:p>
          </table:table-cell>
          <table:table-cell table:style-name="Tableau4.E1" office:value-type="string">
            <text:p text:style-name="P18">Vigueur nécessaire</text:p>
          </table:table-cell>
        </table:table-row>
        <table:table-row>
          <table:table-cell table:style-name="Tableau4.A2" office:value-type="string">
            <text:p text:style-name="P16">Vêtement renforcé</text:p>
          </table:table-cell>
          <table:table-cell table:style-name="Tableau4.B2" office:value-type="float" office:value="2">
            <text:p text:style-name="P38">2</text:p>
          </table:table-cell>
          <table:table-cell table:style-name="Tableau4.A2" office:value-type="string">
            <text:p text:style-name="P38">Normale</text:p>
          </table:table-cell>
          <table:table-cell table:style-name="Tableau4.B2" office:value-type="float" office:value="0">
            <text:p text:style-name="P38">0</text:p>
          </table:table-cell>
          <table:table-cell table:style-name="Tableau4.E2" office:value-type="float" office:value="1">
            <text:p text:style-name="P38">1</text:p>
          </table:table-cell>
        </table:table-row>
        <table:table-row>
          <table:table-cell table:style-name="Tableau4.A2" office:value-type="string">
            <text:p text:style-name="P38">Armure légère (cuir, cotte de mailles)</text:p>
          </table:table-cell>
          <table:table-cell table:style-name="Tableau4.B2" office:value-type="float" office:value="4">
            <text:p text:style-name="P38">4</text:p>
          </table:table-cell>
          <table:table-cell table:style-name="Tableau4.A2" office:value-type="string">
            <text:p text:style-name="P38">Normale</text:p>
          </table:table-cell>
          <table:table-cell table:style-name="Tableau4.B2" office:value-type="float" office:value="-2">
            <text:p text:style-name="P38">-2</text:p>
          </table:table-cell>
          <table:table-cell table:style-name="Tableau4.E2" office:value-type="float" office:value="2">
            <text:p text:style-name="P38">2</text:p>
          </table:table-cell>
        </table:table-row>
        <table:table-row>
          <table:table-cell table:style-name="Tableau4.A2" office:value-type="string">
            <text:p text:style-name="P38">Armure lourde (cuirasse, armure complète)</text:p>
          </table:table-cell>
          <table:table-cell table:style-name="Tableau4.B2" office:value-type="float" office:value="6">
            <text:p text:style-name="P38">6</text:p>
          </table:table-cell>
          <table:table-cell table:style-name="Tableau4.A2" office:value-type="string">
            <text:p text:style-name="P38">Réduite</text:p>
          </table:table-cell>
          <table:table-cell table:style-name="Tableau4.B2" office:value-type="float" office:value="-4">
            <text:p text:style-name="P16">-4</text:p>
          </table:table-cell>
          <table:table-cell table:style-name="Tableau4.E2" office:value-type="float" office:value="3">
            <text:p text:style-name="P16">3</text:p>
          </table:table-cell>
        </table:table-row>
        <table:table-row>
          <table:table-cell table:style-name="Tableau4.A2" office:value-type="string">
            <text:p text:style-name="P16">Bouclier</text:p>
          </table:table-cell>
          <table:table-cell table:style-name="Tableau4.B2" office:value-type="float" office:value="2">
            <text:p text:style-name="P38">2</text:p>
          </table:table-cell>
          <table:table-cell table:style-name="Tableau4.A2" office:value-type="string">
            <text:p text:style-name="P38">Normale</text:p>
          </table:table-cell>
          <table:table-cell table:style-name="Tableau4.B2" office:value-type="float" office:value="-2">
            <text:p text:style-name="P16">-2</text:p>
          </table:table-cell>
          <table:table-cell table:style-name="Tableau4.E2" office:value-type="float" office:value="2">
            <text:p text:style-name="P16">2</text:p>
          </table:table-cell>
        </table:table-row>
      </table:table>
      <text:p text:style-name="P17"/>
      <text:p text:style-name="P17"/>
      <text:p text:style-name="P11">4) Expérience</text:p>
      <text:p text:style-name="P17"/>
      <text:p text:style-name="P17"><text:tab/>A la fin d’une séance de jeu, les personnages se voient attribuer des points d’expérience, récompensant leur investissement et leur permettant d’améliorer leurs capacités pour la suite de leurs aventures.</text:p>
      <text:p text:style-name="P17"/>
      <text:p text:style-name="P17"><text:tab/>Chaque <text:span text:style-name="T4">personnage gagne des points d’expérience</text:span> selon les critères suivants :</text:p>
      <text:p text:style-name="P17"><text:tab/>- 1 point pour avoir été présent.</text:p>
      <text:p text:style-name="P17"><text:tab/>- 1 point pour avoir eu une idée intelligente, un bon plan au bon moment qui a véritablement été utile au groupe.</text:p>
      <text:p text:style-name="P17"><text:tab/>- 1 point si un danger important a été surmonté au cours de la séance.</text:p>
      <text:p text:style-name="P17"><text:tab/>- 1 point si le joueur a joué son héros de façon mémorable, en prenant une décision difficile mais conforme au caractère de son personnage, par exemple.</text:p>
      <text:p text:style-name="P17"><text:tab/>- 1 point si l'aventure a été terminée au cours de la séance.</text:p>
      <text:p text:style-name="P17"/>
      <text:p text:style-name="P17"><text:tab/>Ces points s’accumulent au cours du jeu, et peuvent être dépensés avant de com<text:span text:style-name="T5">mencer une nouvelle séance pour améliorer les capacités du personnage :</text:span></text:p>
      <text:p text:style-name="P21"><text:tab/>- <text:span text:style-name="T4">Augmenter une Caractéristique d’un point</text:span> (sans dépasser le maximum autorisé, 5 pour un personnage classique) : 5 points d’expérience.</text:p>
      <text:p text:style-name="P21"><text:tab/>- <text:span text:style-name="T4">Augmenter une Compétence</text:span> (EN DEHORS DES CRISTAUX) d’un point sans dépasser le maximum autorisé : 2 points d’expérience.</text:p>
      <text:p text:style-name="P21"><text:tab/>- <text:span text:style-name="T4">Augmenter une Compétence</text:span> (POUR LES CRISTAUX) d’un point sans dépasser le maximum autorisé : 5 points d’expérience.</text:p>
      <text:p text:style-name="P17"><text:span text:style-name="T5"><text:tab/>- </text:span><text:span text:style-name="T4">Gagner une Spécialité</text:span><text:span text:style-name="T5"> : 2 points d’exp</text:span>érience.</text:p>
      <text:p text:style-name="P17"/>
      <text:p text:style-name="P17"/>
      <text:p text:style-name="P17"><text:soft-page-break/></text:p>
      <text:p text:style-name="P16">ANNEXES – LISTE DES CRISTAUX</text:p>
      <text:p text:style-name="P16"/>
      <text:p text:style-name="P16"/>
      <text:p text:style-name="P20">A – Des cristaux élémentaires</text:p>
      <text:p text:style-name="P17"/>
      <text:p text:style-name="P21"><text:span text:style-name="T6"><text:tab/></text:span><text:span text:style-name="T1">Contrôle du Vent</text:span></text:p>
      <text:p text:style-name="P21">Le pouvoir de contrôler le vent, sa force, de générer des bourrasques... ne permet pas, en revanche, de créer du vent.</text:p>
      <text:p text:style-name="P21"/>
      <text:p text:style-name="P27"><text:span text:style-name="T6"><text:tab/></text:span>Contrôle de l'Eau</text:p>
      <text:p text:style-name="P21">Contrôler l'eau sous toutes ses formes (eau, glace, neige, vapeur) à sa guise à partir d'un point d'eau plus ou moins proche. Cependant, la personne ne peut la créer.</text:p>
      <text:p text:style-name="P21"/>
      <text:p text:style-name="P27"><text:span text:style-name="T6"><text:tab/></text:span>Contrôle du Feu</text:p>
      <text:p text:style-name="P21">A partir d’une source de feu, la personne peut augmenter, diminuer, et contrôler la puissance des flammes et leurs mouvements. Elle peut également éteindre une flamme, mais ne peut pas créer le feu ni en changer les propriétés (température, ...).</text:p>
      <text:p text:style-name="P21"/>
      <text:p text:style-name="P27"><text:span text:style-name="T6"><text:tab/></text:span>Contrôle de la Foudre</text:p>
      <text:p text:style-name="P21">La personne a une affinité avec les charges d'électricité. Elle est elle-même un conducteur puissant : l'électricité peut circuler dans son corps, sans la blesser. Elle peut ainsi la manipuler à sa guise, faire fonctionner des appareils électriques. Si la personne est dehors sous l’orage, elle attirera la foudre sur elle. Elle ne peut en revanche pas créer la foudre.</text:p>
      <text:p text:style-name="P21"/>
      <text:p text:style-name="P27"><text:span text:style-name="T6"><text:tab/></text:span>Contrôle de la Pression</text:p>
      <text:p text:style-name="P21">La pression atmosphérique est la masse de l’air. La ressource est donc omniprésente autour de la personne. Elle peut baisser ou augmenter le poids de l’air qui l’entoure.</text:p>
      <text:p text:style-name="P21">Quand la pression atmosphérique est faible, l'air est plus chaud, donc plus léger. C'est la dépression, qui provoque la pluie. Quand la pression atmosphérique est haute, c'est l'inverse : c'est l'anticyclone qui “dégage” le ciel. En somme, le personnage fait la pluie et le beau temps.</text:p>
      <text:p text:style-name="P21"/>
      <text:p text:style-name="P27"><text:span text:style-name="T6"><text:tab/></text:span>Contrôle de la Roche</text:p>
      <text:p text:style-name="P21">La personne peut mettre en mouvement tout élément minéral. Elle peut déplacer ou scinder une roche, contrôler les mouvements de grains de sables... Elle ne peut en revanche ni créer ni détruire l’élément.</text:p>
      <text:p text:style-name="P21"/>
      <text:p text:style-name="P27"><text:span text:style-name="T6"><text:tab/></text:span>Contrôle de la Terre</text:p>
      <text:p text:style-name="P21">La personne contrôle l’élément naturel de la terre. Il s’agit de la couche superficielle de la croûte terrestre, l’élément où poussent les végétaux. Elle peut en modifier la solidité, et la déplacer à sa guise.</text:p>
      <text:p text:style-name="P21"/>
      <text:p text:style-name="P27"><text:span text:style-name="T6"><text:tab/></text:span>Contrôle des Plantes</text:p>
      <text:p text:style-name="P21">La personne peut influencer la taille des végétaux, les déplacer, en changer la nature (piques, couleurs...) : elle peut même augmenter légèrement leur taille. Toutefois, elle ne peut pas faire pousser les plantes à partir de rien.</text:p>
      <text:p text:style-name="P21"><text:soft-page-break/></text:p>
      <text:p text:style-name="P21"><text:span text:style-name="T6"><text:tab/></text:span><text:span text:style-name="T1">Contrôle de l'Hémoglobine</text:span></text:p>
      <text:p text:style-name="P21">Manipulation du sang, que ce soit celui du possesseur ou d'une autre personne (certains ne maîtrisent que leur propre sang, d'autres seulement celui des autres). Le sang peut être solidifié, manipulé de façon à avoir telle ou telle forme... Mais cela peut être très dangereux si ce don n'est pas maîtrisé.</text:p>
      <text:p text:style-name="P21"/>
      <text:p text:style-name="P27"><text:span text:style-name="T6"><text:tab/></text:span>Contrôle de l'Encre</text:p>
      <text:p text:style-name="P21"><text:span text:style-name="T12">Comme son nom l’indique, ce don permet de contrôler les encres, les déplacer en majorité, ce qui permet réparation rapide des tâches et dessins sans se fatiguer ! En revanche, il ne permet pas de générer de l'encre.</text:span> </text:p>
      <text:p text:style-name="P21"/>
      <text:p text:style-name="P27"><text:span text:style-name="T6"><text:tab/></text:span>Contrôle des Métaux</text:p>
      <text:p text:style-name="P21">Tout élément fait de, ou possédant des métaux peut être contrôlé par l’individu. Plus le taux de métaux est élevé, plus l’emprise est grande. La personne peut changer l’état des métaux et ainsi les modeler à sa guise. En revanche, elle ne peut pas créer des métaux.</text:p>
      <text:p text:style-name="P21"/>
      <text:p text:style-name="P27"><text:span text:style-name="T6"><text:tab/></text:span>Contrôle de la Gravité</text:p>
      <text:p text:style-name="P21">Il s’agit de la loi physique expliquant l'attraction terrestre des corps. Ainsi, la personne peut modifier la force de gravitation d’une zone. Il faut noter que cela n’est pas sans conséquence sur un corps humain.</text:p>
      <text:p text:style-name="P21"/>
      <text:p text:style-name="P27"><text:span text:style-name="T6"><text:tab/></text:span>Contrôle de la Température Extérieure</text:p>
      <text:p text:style-name="P21">Pouvoir d’augmenter ou diminuer la température dans une zone donnée; à savoir que des températures extrêmes affecteront plus ou moins l’environnement. Ne marche pas sous l’eau.</text:p>
      <text:p text:style-name="P21"/>
      <text:p text:style-name="P27"><text:span text:style-name="T6"><text:tab/></text:span>Contrôle des Ondes sismiques</text:p>
      <text:p text:style-name="P21">Les plaques terrestres bougent les unes par rapport aux autres. Parfois brusque, ce mouvement peut provoquer une onde de choc appelée « onde sismique » qui se propage, à partir du foyer, dans le sol et en surface. La personne peut ici créer un “foyer”, et choisir la direction de l’onde ainsi que son intensité.</text:p>
      <text:p text:style-name="P21"/>
      <text:p text:style-name="P27"><text:span text:style-name="T6"><text:tab/></text:span>Matérialisation de l'Eau</text:p>
      <text:p text:style-name="P21">Pouvoir générer de l'eau à partir des particules d’hydrogène, mais pas la contrôler.</text:p>
      <text:p text:style-name="P21"/>
      <text:p text:style-name="P27"><text:span text:style-name="T6"><text:tab/></text:span>Matérialisation du Feu</text:p>
      <text:p text:style-name="P21">Ce pouvoir permet de transformer l'air nous entourant en flammes, c'est donc un pouvoir assez compliqué à maîtriser, l'oxygène étant omniprésent. Ne permet pas de contrôler le feu.</text:p>
      <text:p text:style-name="P21"/>
      <text:p text:style-name="P27"><text:span text:style-name="T6"><text:tab/></text:span>Matérialisation de la Glace</text:p>
      <text:p text:style-name="P21">Pouvoir générer de la glace, mais pas la contrôler.</text:p>
      <text:p text:style-name="P21"/>
      <text:p text:style-name="P27"><text:span text:style-name="T6"><text:tab/></text:span>Matérialisation de la Flore</text:p>
      <text:p text:style-name="P21">Pouvoir de faire pousser des plantes à partir de rien, mais pas les contrôler.</text:p>
      <text:p text:style-name="P21"/>
      <text:p text:style-name="P21"/>
      <text:p text:style-name="P21"><text:soft-page-break/></text:p>
      <text:p text:style-name="P27"><text:span text:style-name="T6"><text:tab/></text:span>Matérialisation du Sang</text:p>
      <text:p text:style-name="P21">Capacité de créer du sang, pas de le contrôler.</text:p>
      <text:p text:style-name="P21"/>
      <text:p text:style-name="P21"/>
      <text:p text:style-name="P20">B – Des cristaux d'invocation</text:p>
      <text:p text:style-name="P23"/>
      <text:p text:style-name="P27"><text:span text:style-name="T6"><text:tab/></text:span>Contrôle des Insectes</text:p>
      <text:p text:style-name="P21">Contrôler la venue ou la sortie des insectes, en faire apparaître X nombre. Il ne s'agit pas d'une invocation : l'utilisateur fait seulement appel à des insectes présents.</text:p>
      <text:p text:style-name="P21"/>
      <text:p text:style-name="P27"><text:span text:style-name="T6"><text:tab/></text:span>Contrôle des Animaux marins</text:p>
      <text:p text:style-name="P21">Compréhension des intentions des animaux marins, et capacité à communiquer avec eux. Ils sont sensibles au personnage, à sa volonté, et exécutent ses désirs. Ils restent néanmoins des animaux pour la plupart, sauvages, et ont donc moins d’enclin à l’obéissance que les animaux domestiques.</text:p>
      <text:p text:style-name="P21"/>
      <text:p text:style-name="P27"><text:span text:style-name="T6"><text:tab/></text:span>Contrôle des Animaux terrestres</text:p>
      <text:p text:style-name="P21">Compréhension des intentions des animaux terrestres, et capacité à communiquer avec eux. Ils sont sensibles au personnage, à sa volonté, et exécutent ses désirs. Les animaux domestiques sont plus faciles à contrôler que les animaux sauvages.</text:p>
      <text:p text:style-name="P21"/>
      <text:p text:style-name="P27"><text:span text:style-name="T6"><text:tab/></text:span>Contrôle des Animaux volants</text:p>
      <text:p text:style-name="P21">Compréhension des intentions des animaux volants, et capacité à communiquer avec eux. Ils sont sensibles au personnage, à sa volonté, et exécutent ses désirs. Ils restent néanmoins des animaux sauvages, et ont donc moins d’enclin à l’obéissance que les animaux domestiques.</text:p>
      <text:p text:style-name="P21"/>
      <text:p text:style-name="P27"><text:span text:style-name="T6"><text:tab/></text:span>Doppelganger</text:p>
      <text:p text:style-name="P21">Ou clonage de soi-même.</text:p>
      <text:p text:style-name="P21"/>
      <text:p text:style-name="P27"><text:span text:style-name="T6"><text:tab/></text:span>Donner vie à un objet</text:p>
      <text:p text:style-name="P21">Permet d’insuffler la vie dans un objet inanimé. Il pourra donc se déplacer de lui-même, comme s'il possédait sa propre volonté.</text:p>
      <text:p text:style-name="P21"/>
      <text:p text:style-name="P27"><text:span text:style-name="T6"><text:tab/></text:span>Donner vie aux dessins</text:p>
      <text:p text:style-name="P21">Le dessin s’anime seul, il peut sortir de son support ou non, et n’est pas forcément sous le contrôle de la personne. En revanche, si vous matérialisez une pomme avec ce pouvoir, il s'agira d'une pomme de papier.</text:p>
      <text:p text:style-name="P21"/>
      <text:p text:style-name="P27"><text:span text:style-name="T6"><text:tab/></text:span>Invocation d'Animaux</text:p>
      <text:p text:style-name="P21">Fait appel à des animaux à la demande de l’invocateur. En revanche, vous ne pouvez pas pour autant les contrôler.</text:p>
      <text:p text:style-name="P21"/>
      <text:p text:style-name="P27"><text:span text:style-name="T6"><text:tab/></text:span>Invocation d'Insectes</text:p>
      <text:p text:style-name="P21">Fait appel à des insectes à la demande de l’invocateur. En revanche, vous ne pouvez pas pour autant les contrôler.</text:p>
      <text:p text:style-name="P21"/>
      <text:p text:style-name="P21"><text:soft-page-break/></text:p>
      <text:p text:style-name="P27"><text:span text:style-name="T6"><text:tab/></text:span>Invocation de créatures mystiques</text:p>
      <text:p text:style-name="P21">Fait appel à des créatures mystiques à la demande de l’invocateur. En revanche, vous ne pouvez pas pour autant les contrôler.</text:p>
      <text:p text:style-name="P21"/>
      <text:p text:style-name="P27"><text:span text:style-name="T6"><text:tab/></text:span>Langage animal</text:p>
      <text:p text:style-name="P21">Possibilité de comprendre mais aussi de parler le langage animal.</text:p>
      <text:p text:style-name="P21"/>
      <text:p text:style-name="P27"><text:span text:style-name="T6"><text:tab/></text:span>Nécromancie</text:p>
      <text:p text:style-name="P21">Pouvoir ressusciter un cadavre pour une durée indéterminée. Ne restitue pas l'état de cadavre à son état originel.</text:p>
      <text:p text:style-name="P21"/>
      <text:p text:style-name="P21"/>
      <text:p text:style-name="P20">C – Des cristaux mentaux</text:p>
      <text:p text:style-name="P21"/>
      <text:p text:style-name="P27"><text:span text:style-name="T6"><text:tab/></text:span>Ami Imaginaire</text:p>
      <text:p text:style-name="P21">Il s’agit d’une personne que vous seul pouvez voir et entendre, comme ce pourrait être le cas d’un ami imaginaire dans le langage courant ; à cette différence près qui celui-ci peut avoir un contact physique avec vous.</text:p>
      <text:p text:style-name="P21"/>
      <text:p text:style-name="P27"><text:span text:style-name="T6"><text:tab/></text:span>Amnésie</text:p>
      <text:p text:style-name="P21">Ce don permet de faire oublier n’importe quoi à n’importe qui. Plus il est maîtrisé, plus ce qui est effacé de la mémoire de la personne est précis.</text:p>
      <text:p text:style-name="P21"/>
      <text:p text:style-name="P27"><text:span text:style-name="T6"><text:tab/></text:span>Amplificateur</text:p>
      <text:p text:style-name="P21">Permet d'amplifier la puissance des dons, mais pas d'en élargir les effets. Par exemple, un contrôleur du feu pourra mieux contrôler le feu mais ne pourra pas faire des choses que son pouvoir est incapable de faire, comme générer du feu.</text:p>
      <text:p text:style-name="P21"/>
      <text:p text:style-name="P27"><text:span text:style-name="T6"><text:tab/></text:span>Attraction</text:p>
      <text:p text:style-name="P21">Le détenteur de ce don n’a aucun souci à séduire puisqu’il lui permet d’attirer naturellement les gens lorsqu’il est activé.</text:p>
      <text:p text:style-name="P21"/>
      <text:p text:style-name="P27"><text:span text:style-name="T6"><text:tab/></text:span>Chamanisme</text:p>
      <text:p text:style-name="P21">Ce don permet d’être, de façon temporaire, l’hôte de l’esprit d’un défunt qui agira ainsi à travers votre enveloppe charnelle. Peut causer une amnésie de ce qui est arrivé durant ce laps de temps.</text:p>
      <text:p text:style-name="P21"/>
      <text:p text:style-name="P27"><text:span text:style-name="T6"><text:tab/></text:span>Communication avec les Morts</text:p>
      <text:p text:style-name="P21">Permet de parler avec des personnes défuntes. À la différence du chamanisme, le corps ne devient pas l'hôte des morts : la personne entend des morts dans sa tête, par exemple.</text:p>
      <text:p text:style-name="P21"/>
      <text:p text:style-name="P27"><text:span text:style-name="T6"><text:tab/></text:span>Communication avec la Nature</text:p>
      <text:p text:style-name="P21">Permet de comprendre les besoins et/ou désirs des choses vivantes de la natures tels que l’herbe ou les arbres.</text:p>
      <text:p text:style-name="P21"/>
      <text:p text:style-name="P21"/>
      <text:p text:style-name="P21"><text:soft-page-break/></text:p>
      <text:p text:style-name="P27"><text:span text:style-name="T6"><text:tab/></text:span>Contrôle des Émotions</text:p>
      <text:p text:style-name="P21">Ce don peut vous permettre de rendre heureux une personne triste, d'énerver une personne calme, etc... Il permet d'apaiser, ou de faire l'inverse. Tâchez juste de ne pas vous attaquer à une personne relativement dangereuse.</text:p>
      <text:p text:style-name="P21"/>
      <text:p text:style-name="P27"><text:span text:style-name="T6"><text:tab/></text:span>Contrôle du Sommeil</text:p>
      <text:p text:style-name="P21">Possibilité de faire dormir, de se faire dormir sur le champ ou encore d'atténuer considérablement la fatigue.</text:p>
      <text:p text:style-name="P21"/>
      <text:p text:style-name="P27"><text:span text:style-name="T6"><text:tab/></text:span>Copieur</text:p>
      <text:p text:style-name="P21">Vous voulez contrôler le feu ? Ou être capable de vous transformer en lapin ? Il vous suffit de trouver une personne possédant le don que vous voulez, et vous serez en mesure de copier ce don et en user. Mais attention, toute bonne chose a une fin. Et il va de soit que vous ne pouvez pas contrôler un autre don que le vôtre à la perfection. De plus, vous ne pouvez copier qu'un nombre limité de dons à la fois. Si vous en "copiez" un, un autre s'effacera (vous devrez alors le re-copier).</text:p>
      <text:p text:style-name="P21"/>
      <text:p text:style-name="P27"><text:span text:style-name="T6"><text:tab/></text:span>Cupidon</text:p>
      <text:p text:style-name="P21">Tout le monde connaît ce petit chérubin ailé armé de son arc et de ses flèches. Eh bien ce don vous permet de faire la même chose que ce petit ange. Vous pouvez rendre amoureux les gens. Cela dit, vous pouvez dire adieu à l'arc et aux flèches, c'est pas fourni avec.</text:p>
      <text:p text:style-name="P21"/>
      <text:p text:style-name="P27"><text:span text:style-name="T6"><text:tab/></text:span>Détraqueur de dons</text:p>
      <text:p text:style-name="P21">Votre ami arrive à peine à faire apparaître une fleur alors que, d'habitude, il peut sortir un énorme bouquet ? C'est sans doute à cause de ce don. Comme son nom l'indique, ce pouvoir permet de faire dysfonctionner le don des autres. Attention, ce don peut rendre les autres dangereux.</text:p>
      <text:p text:style-name="P21"/>
      <text:p text:style-name="P27"><text:span text:style-name="T6"><text:tab/></text:span>Détecteur de mensonges</text:p>
      <text:p text:style-name="P21">Savoir immédiatement lorsque que quelqu'un ment.</text:p>
      <text:p text:style-name="P21"/>
      <text:p text:style-name="P27"><text:span text:style-name="T6"><text:tab/></text:span>Esprit impénétrable par la Magie</text:p>
      <text:p text:style-name="P21">L’esprit ne peut être atteint par les pouvoirs mentaux.</text:p>
      <text:p text:style-name="P21"/>
      <text:p text:style-name="P27"><text:span text:style-name="T6"><text:tab/></text:span>Échangeur d'esprits</text:p>
      <text:p text:style-name="P21">Permet d’échanger son esprit avec celui d’une autre personne, ou d’échanger les esprits de deux personnes entre elles. Ainsi, vous pourrez vous retrouver dans le corps de quelqu'un d'autre et lui à votre place.</text:p>
      <text:p text:style-name="P21"/>
      <text:p text:style-name="P27"><text:span text:style-name="T6"><text:tab/></text:span>Hypnose</text:p>
      <text:p text:style-name="P21">Faculté d’endormir les gens, de leur faire exécuter des actions sommaires.</text:p>
      <text:p text:style-name="P21"/>
      <text:p text:style-name="P27"><text:span text:style-name="T6"><text:tab/></text:span>Illusions</text:p>
      <text:p text:style-name="P21">Créé des illusions qui trompent les sens des autres personnes.</text:p>
      <text:p text:style-name="P21"/>
      <text:p text:style-name="P21"/>
      <text:p text:style-name="P21"><text:soft-page-break/></text:p>
      <text:p text:style-name="P27"><text:span text:style-name="T6"><text:tab/></text:span>Lecture de la mémoire</text:p>
      <text:p text:style-name="P21">Connaître les souvenirs d’une personne.</text:p>
      <text:p text:style-name="P21"/>
      <text:p text:style-name="P27"><text:span text:style-name="T6"><text:tab/></text:span>Lecture des pensées</text:p>
      <text:p text:style-name="P21">Savoir ce que pense votre interlocuteur... sans en demander le droit, évidemment.</text:p>
      <text:p text:style-name="P21"/>
      <text:p text:style-name="P27"><text:span text:style-name="T6"><text:tab/></text:span>Lecture et modification des rêves</text:p>
      <text:p text:style-name="P21">La personne peut entrer dans votre esprit au moment ou vous rêvez. Elle assiste au rêve, et peut manipuler ces derniers à sa guise sans que vous vous en rendiez compte, vous faisant rêver à ce qu’elle veut.</text:p>
      <text:p text:style-name="P21"/>
      <text:p text:style-name="P27"><text:span text:style-name="T6"><text:tab/></text:span>Marionnettiste</text:p>
      <text:p text:style-name="P21">La marionnettiste peut jouer avec votre corps selon son désir, véritable poupée, vos mouvements sont ceux choisis par le marionnettiste. Il a une emprise totale sur votre corps. Il s'agit de fils invisibles avec lesquels il vous dirige à sa guise.</text:p>
      <text:p text:style-name="P21"/>
      <text:p text:style-name="P27"><text:span text:style-name="T6"><text:tab/></text:span>Marque enflammée</text:p>
      <text:p text:style-name="P21">Permet de poser une marque sur une personne. Cette marque donnera une sensation de brûlure lorsque le marqueur le souhaitera. Ne peut brûler une personne qu'une seule fois.</text:p>
      <text:p text:style-name="P21"/>
      <text:p text:style-name="P27"><text:span text:style-name="T6"><text:tab/></text:span>Modification de la mémoire</text:p>
      <text:p text:style-name="P21">Le possesseur de ce pouvoir peut modifier votre mémoire, en y implantant de faux souvenirs ou en en supprimant des vrais.</text:p>
      <text:p text:style-name="P21"/>
      <text:p text:style-name="P27"><text:span text:style-name="T6"><text:tab/></text:span>Modification des liens</text:p>
      <text:p text:style-name="P21">Capacité de changer l’idée d’une relation d’un individu en modifiant ses souvenirs liés à une personne.</text:p>
      <text:p text:style-name="P21"/>
      <text:p text:style-name="P27"><text:span text:style-name="T6"><text:tab/></text:span>Ordre Absolu</text:p>
      <text:p text:style-name="P21">On ne peut refuser un ordre donné par le possesseur de ce pouvoir, quel qu'il soit.</text:p>
      <text:p text:style-name="P21"/>
      <text:p text:style-name="P27"><text:span text:style-name="T6"><text:tab/></text:span>Perception des liens</text:p>
      <text:p text:style-name="P21">Voir les liens qui unissent différentes personnes. Ceux-ci se matérialisent sous la forme de sillons lumineux dont la couleur et l'épaisseur varient en fonction de la nature du lien et de sa force. Il est impossible d'agir physiquement sur ces sillons cela dit, mais ils peuvent changer de couleur selon l'évolution du lien entre deux personnes.</text:p>
      <text:p text:style-name="P21"/>
      <text:p text:style-name="P27"><text:span text:style-name="T6"><text:tab/></text:span>Personnification des ténèbres</text:p>
      <text:p text:style-name="P21">Capacité de créer des illusions qui reflètent les cauchemars de la cible.</text:p>
      <text:p text:style-name="P21"/>
      <text:p text:style-name="P27"><text:span text:style-name="T6"><text:tab/></text:span>Porte-chance</text:p>
      <text:p text:style-name="P21">Ou rendre chanceuses les personnes autour de soi, volontairement ou non. Vous venez de gagner au loto ? Pensez peut-être à remercier la personne à côté de vous.</text:p>
      <text:p text:style-name="P21"/>
      <text:p text:style-name="P27"><text:span text:style-name="T6"><text:tab/></text:span>Porte-malheur</text:p>
      <text:p text:style-name="P21">L'inverse de porte chance, donc apporter du malheur aux personnes alentour.</text:p>
      <text:p text:style-name="P21"><text:soft-page-break/></text:p>
      <text:p text:style-name="P27"><text:span text:style-name="T6"><text:tab/></text:span>Poupée Vaudou</text:p>
      <text:p text:style-name="P21">Le détenteur du pouvoir est lui-même la poupée vaudou de la personne ciblée: lorsqu'il s'afflige quelque chose, la cible en reçoit les effets.</text:p>
      <text:p text:style-name="P21"/>
      <text:p text:style-name="P27"><text:span text:style-name="T6"><text:tab/></text:span>Projection de pensées</text:p>
      <text:p text:style-name="P21">Avec ce pouvoir, vous pouvez projeter n'importe laquelle de vos pensées comme un hologramme afin de les revivre en direct. Ce pouvoir s'applique aussi aux autres personnes : il faut simplement que l'utilisateur garde un contact avec pendant la durée de la projection. Le défaut est que le pouvoir ne projette pas le passé exact mais les souvenirs de la personne. Autrement dit, il est impossible de projeter ce qu'on a oublié.</text:p>
      <text:p text:style-name="P21"/>
      <text:p text:style-name="P27"><text:span text:style-name="T6"><text:tab/></text:span>Sérum de Vérité</text:p>
      <text:p text:style-name="P21">Force la personne à dire la vérité. Généralement, ce pouvoir agit par contact humain - l'utilisateur doit toucher la cible pour pouvoir éliminer tous les mensonges.</text:p>
      <text:p text:style-name="P21"/>
      <text:p text:style-name="P27"><text:span text:style-name="T6"><text:tab/></text:span>Souffrance</text:p>
      <text:p text:style-name="P21">Capacité de faire ressentir la souffrance physique ou morale, pure et simple.</text:p>
      <text:p text:style-name="P21"/>
      <text:p text:style-name="P27"><text:span text:style-name="T6"><text:tab/></text:span>Technopathe</text:p>
      <text:p text:style-name="P21">La personne peut par contact visuel et/ou physique communiquer avec les machines pour leur intimer des ordres simples (allumer ou éteindre par exemple) ou compliqués (piratage).</text:p>
      <text:p text:style-name="P21"/>
      <text:p text:style-name="P27"><text:span text:style-name="T6"><text:tab/></text:span>Télékinésie</text:p>
      <text:p text:style-name="P21">Faculté de déplacer des objets sans intervention physique, uniquement par la pensée.</text:p>
      <text:p text:style-name="P21"/>
      <text:p text:style-name="P27"><text:span text:style-name="T6"><text:tab/></text:span>Traqueur</text:p>
      <text:p text:style-name="P21">Permet de connaître le don (le cristal utilisé) d'une personne, et de repérer où se trouve quelqu'un en « recherchant » son cristal (en cours d'utilisation).</text:p>
      <text:p text:style-name="P21"/>
      <text:p text:style-name="P27"><text:span text:style-name="T6"><text:tab/></text:span>Vol</text:p>
      <text:p text:style-name="P21">Capacité de voler et de rester en suspension au dessus du sol.</text:p>
      <text:p text:style-name="P21"/>
      <text:p text:style-name="P27"><text:span text:style-name="T6"><text:tab/></text:span>Voyager dans les rêves</text:p>
      <text:p text:style-name="P21">Se promener dans les rêves des autres.</text:p>
      <text:p text:style-name="P21"/>
      <text:p text:style-name="P27"><text:span text:style-name="T6"><text:tab/></text:span>Voyance</text:p>
      <text:p text:style-name="P21">Capacité à percevoir une information dans l'espace et dans le temps.</text:p>
      <text:p text:style-name="P21"/>
      <text:p text:style-name="P21"/>
      <text:p text:style-name="P20">D – Des cristaux de transformation</text:p>
      <text:p text:style-name="P21"/>
      <text:p text:style-name="P27"><text:span text:style-name="T6"><text:tab/></text:span>Armure</text:p>
      <text:p text:style-name="P21">La peau devient dure comme une armure. Pouvant se recouvrir d'écailles, changer de couleur. Ne protégeant que des coups physiques.</text:p>
      <text:p text:style-name="P21"/>
      <text:p text:style-name="P21"/>
      <text:p text:style-name="P21"><text:soft-page-break/></text:p>
      <text:p text:style-name="P27"><text:span text:style-name="T6"><text:tab/></text:span>Adaptation</text:p>
      <text:p text:style-name="P21">Permet une appréhension accélérée des choses, le corps s'adapte à la tâche effectuée et assimile ainsi les choses plus rapidement que la normale et à une vitesse incroyable. Vous pourrez donc apprendre à tisser ou danser en quelques jours, mais vous serez loin d'un niveau expert. Vous connaîtrez seulement les bases.</text:p>
      <text:p text:style-name="P21"/>
      <text:p text:style-name="P27"><text:span text:style-name="T6"><text:tab/></text:span>Vision améliorée</text:p>
      <text:p text:style-name="P21">Les lunettes ou lentilles sont devenues inutiles, il est même possible de voir une île clairement dans le brouillard si vous sillonnez la mer de votre regard. Rend la vision plus nette et plus lointaine.</text:p>
      <text:p text:style-name="P21"/>
      <text:p text:style-name="P27"><text:span text:style-name="T6"><text:tab/></text:span>Ouïe améliorée</text:p>
      <text:p text:style-name="P21">Ouïe améliorée, désormais les pas des rongeurs dans les jardins ne seront pas inaudibles.</text:p>
      <text:p text:style-name="P21"/>
      <text:p text:style-name="P27"><text:span text:style-name="T6"><text:tab/></text:span>Odorat amélioré</text:p>
      <text:p text:style-name="P21">Capacités olfactives accrues, les senteurs aux alentours viendront directement jusqu'à vos conduits nasaux.</text:p>
      <text:p text:style-name="P21"/>
      <text:p text:style-name="P27"><text:span text:style-name="T6"><text:tab/></text:span>Toucher amélioré</text:p>
      <text:p text:style-name="P21">Même avec les yeux bandés, vous ne vous trompez pas ; votre toucher est implacable. Reconnaître le nom d'un objet en l'effleurant et sans rien savoir, c'est possible.</text:p>
      <text:p text:style-name="P21"/>
      <text:p text:style-name="P27"><text:span text:style-name="T6"><text:tab/></text:span>Goût amélioré</text:p>
      <text:p text:style-name="P21">Même avec les yeux bandés, vous ne vous trompez pas ; votre goût est implacable. Reconnaître le nom d'un aliment sur votre palais et sans rien savoir, c'est possible.</text:p>
      <text:p text:style-name="P21"/>
      <text:p text:style-name="P27"><text:span text:style-name="T6"><text:tab/></text:span>Berserker</text:p>
      <text:p text:style-name="P21">Entre dans un état de rage, force sur-développée, perte de contrôle de soi.</text:p>
      <text:p text:style-name="P21"/>
      <text:p text:style-name="P27"><text:span text:style-name="T6"><text:tab/></text:span>Caméléon</text:p>
      <text:p text:style-name="P21">Pouvoir se fondre dans le décor, n'importe quand, en imitant les couleurs de son environnement. A ne pas confondre avec invisibilité.</text:p>
      <text:p text:style-name="P21"/>
      <text:p text:style-name="P27"><text:span text:style-name="T6"><text:tab/></text:span>Contrôle du Corps</text:p>
      <text:p text:style-name="P21">Possibilité de varier sa masse corporelle, de se faire devenir grand comme petit, d'augmenter fortement sa température corporelle ou bien de la faire baisser à sa guise, de contrôler la pousse des poils, de contrôler du taux de phéromones sécrétées. Permet aussi de faire varier le rythme cardiaque en l’accélérant ou en le ralentissant.</text:p>
      <text:p text:style-name="P21"/>
      <text:p text:style-name="P27"><text:span text:style-name="T6"><text:tab/></text:span>Contrôle de l'Alcool</text:p>
      <text:p text:style-name="P21">Peu importe la quantité d’alcool absorbée, la personne peut maîtriser ton taux d’alcoolémie dans le sang, et donc, avoir le contrôle sur ses effets. La personne doit ingérer au moins une goutte pour augmenter ou diminuer son taux d’alcoolémie. Elle peut être complètement saoule avec une gorgée de bière, ou parfaitement sobre après 4 bouteilles de whisky.</text:p>
      <text:p text:style-name="P21"/>
      <text:p text:style-name="P21"/>
      <text:p text:style-name="P21"><text:soft-page-break/></text:p>
      <text:p text:style-name="P27"><text:span text:style-name="T6"><text:tab/></text:span>Cri</text:p>
      <text:p text:style-name="P21">Décuplement de la voix qui permet aussi des variations de grave à aigu. Cela peut entraîner des pertes de voix momentanées.</text:p>
      <text:p text:style-name="P21"/>
      <text:p text:style-name="P27"><text:span text:style-name="T6"><text:tab/></text:span>Élasticité</text:p>
      <text:p text:style-name="P21">Vos membres sont aussi souples et extensibles que de l'élastique, il est possible d'étendre votre corps de nombreuses manières possibles grâce à ce pouvoir.</text:p>
      <text:p text:style-name="P21"/>
      <text:p text:style-name="P27"><text:span text:style-name="T6"><text:tab/></text:span>Estomac sur-développé</text:p>
      <text:p text:style-name="P21">Possibilité d'engloutir des kilos de nourriture sans faire d'indigestions (sauf si la nourriture en question est périmée).</text:p>
      <text:p text:style-name="P21"/>
      <text:p text:style-name="P27"><text:span text:style-name="T6"><text:tab/></text:span>Fusion avec un objet</text:p>
      <text:p text:style-name="P21">Possibilité de "s'unir" avec un objet.</text:p>
      <text:p text:style-name="P21"/>
      <text:p text:style-name="P27"><text:span text:style-name="T6"><text:tab/></text:span>Fusion élémentaire</text:p>
      <text:p text:style-name="P21">Pouvoir consistant à fusionner son corps avec un - ou plusieurs éléments fondamentaux, c'est donc l'air, la terre, le feu, et l'eau. Il peut donc à tout moment prendre la forme d'une flammèche, se liquéfier, etc.</text:p>
      <text:p text:style-name="P21"/>
      <text:p text:style-name="P27"><text:span text:style-name="T6"><text:tab/></text:span>Griffes rétractiles</text:p>
      <text:p text:style-name="P21">Griffes présentes sous la peau, et capacité de les sortir à la surface de la peau.</text:p>
      <text:p text:style-name="P21"/>
      <text:p text:style-name="P27"><text:span text:style-name="T6"><text:tab/></text:span>Guérison</text:p>
      <text:p text:style-name="P21">Sert à guérir autrui comme à se guérir soi même, mais bien sûr, son effet est bien moindre que la régénération. Par exemple, on ne pourra pas réparer un membre coupé, seulement couper l'hémorragie etc.</text:p>
      <text:p text:style-name="P21"/>
      <text:p text:style-name="P27"><text:span text:style-name="T6"><text:tab/></text:span>Hermaphrodisme</text:p>
      <text:p text:style-name="P21">Capacité de devenir totalement homme ou femme. Ce pouvoir modifie seulement les propriétés de votre corps en rapport avec votre sexe : si vous êtes un homme aux cheveux courts, vos cheveux ne deviendront pas brusquement longs juste parce que vous devenez une femme. Votre taille, en revanche, peut changer.</text:p>
      <text:p text:style-name="P21"/>
      <text:p text:style-name="P27"><text:span text:style-name="T6"><text:tab/></text:span>Insensibilité physique</text:p>
      <text:p text:style-name="P21">Sens du toucher inexistant, permet de ne pas ressentir la douleur.</text:p>
      <text:p text:style-name="P21"/>
      <text:p text:style-name="P27"><text:span text:style-name="T6"><text:tab/></text:span>Invisibilité</text:p>
      <text:p text:style-name="P21">Pouvoir de devenir invisible aux yeux des êtres vivants. Le possesseur peut rendre invisible ce qu'il touche et doit maintenir le contact avec ce qu'il veut rendre invisible.</text:p>
      <text:p text:style-name="P21"/>
      <text:p text:style-name="P27"><text:span text:style-name="T6"><text:tab/></text:span>Magnétisme</text:p>
      <text:p text:style-name="P21">Affinité avec le métal, attire tout les métaux comme un aimant puissant.</text:p>
      <text:p text:style-name="P21"/>
      <text:p text:style-name="P21"/>
      <text:p text:style-name="P21"/>
      <text:p text:style-name="P21"><text:soft-page-break/></text:p>
      <text:p text:style-name="P27"><text:span text:style-name="T6"><text:tab/></text:span>Métamorphe humain</text:p>
      <text:p text:style-name="P21">La personne possédant ce pouvoir est l'espion par excellence. Il a la possibilité de se transformer en l'apparence d'une autre personne qu'il aurait déjà vue. Grâce au pouvoir, la personne serait identique en tout point à la personne ciblée, même intonation de voix. Il aura toujours sa personnalité de base et son pouvoir de base.</text:p>
      <text:p text:style-name="P21"/>
      <text:p text:style-name="P27"><text:span text:style-name="T6"><text:tab/></text:span>Musculature sur-développée</text:p>
      <text:p text:style-name="P21">Une force herculéenne. Non contrôlée, celle-ci peut s'avérer dévastatrice. Il est possible de briser une main en la serrant trop fort, par exemple.</text:p>
      <text:p text:style-name="P21"/>
      <text:p text:style-name="P27"><text:span text:style-name="T6"><text:tab/></text:span>Nyctalopie</text:p>
      <text:p text:style-name="P21">Le don d'être nyctalope, donc de voir dans le noir.</text:p>
      <text:p text:style-name="P21"/>
      <text:p text:style-name="P27"><text:span text:style-name="T6"><text:tab/></text:span>Perception des mouvements</text:p>
      <text:p text:style-name="P21">Prévoir les mouvements d'autrui à l'avance. Ce pouvoir ne permet pas d'esquiver les mouvements, mais uniquement de les percevoir.</text:p>
      <text:p text:style-name="P21"/>
      <text:p text:style-name="P27"><text:span text:style-name="T6"><text:tab/></text:span>Poison naturel</text:p>
      <text:p text:style-name="P21">Le corps produit naturellement un poison toxique, il y a possibilité de transmettre ce poison à quelqu'un en lui faisant ingérer une sécrétion naturellement qui contiendra donc ces toxines.</text:p>
      <text:p text:style-name="P21"/>
      <text:p text:style-name="P27"><text:span text:style-name="T6"><text:tab/></text:span>Transformation en Animaux marins</text:p>
      <text:p text:style-name="P21">Possibilité de se transformer soit en un animal marin particulier, soit en n'importe quel animal marin existant. Vous ne pouvez pas vous transformer en tous les animaux marins existants, seulement en un en particulier ou une sous-espèce.</text:p>
      <text:p text:style-name="P21"/>
      <text:p text:style-name="P27"><text:span text:style-name="T6"><text:tab/></text:span>Transformation en Animaux terrestres</text:p>
      <text:p text:style-name="P21">Possibilité de se transformer soit en un animal particulier, soit en une sous-espèce particulière (félins, canins...).</text:p>
      <text:p text:style-name="P21"/>
      <text:p text:style-name="P27"><text:span text:style-name="T6"><text:tab/></text:span>Transformation en Animaux volants</text:p>
      <text:p text:style-name="P21">Possibilité de se transformer soit en un animal volant particulier, soit en une sous-espèce particulière.</text:p>
      <text:p text:style-name="P21"/>
      <text:p text:style-name="P27"><text:span text:style-name="T6"><text:tab/></text:span>Transformation en Plante</text:p>
      <text:p text:style-name="P21">Capacité de métamorphoser chaque partie de son propre corps en une ou plusieurs espèces de plantes.</text:p>
      <text:p text:style-name="P21"/>
      <text:p text:style-name="P27"><text:span text:style-name="T6"><text:tab/></text:span>Transformation en Créature mystique</text:p>
      <text:p text:style-name="P21">Possibilité de se transformer en créature mystique. Vous ne pouvez prendre l'apparence que d'une créature mystique.</text:p>
      <text:p text:style-name="P21"/>
      <text:p text:style-name="P27"><text:span text:style-name="T6"><text:tab/></text:span>Transformation en Créature démoniaque</text:p>
      <text:p text:style-name="P21">Possibilité de se transformer en une forme, en monstre démoniaque.</text:p>
      <text:p text:style-name="P21"/>
      <text:p text:style-name="P21"><text:soft-page-break/></text:p>
      <text:p text:style-name="P27"><text:span text:style-name="T6"><text:tab/></text:span>Transformation en Insecte</text:p>
      <text:p text:style-name="P21">Possibilité de se transformer soit en un insecte particulier, soit en n'importe quel insecte existant.</text:p>
      <text:p text:style-name="P21"/>
      <text:p text:style-name="P27"><text:span text:style-name="T6"><text:tab/></text:span>Réflexes sur-développés</text:p>
      <text:p text:style-name="P21">Réflexes plus développés que les êtres humains. Vous ne pourrez pas sentir le danger mais vous pourrez réagir à une vitesse surprenante très souvent.</text:p>
      <text:p text:style-name="P21"/>
      <text:p text:style-name="P27"><text:span text:style-name="T6"><text:tab/></text:span>Régénération</text:p>
      <text:p text:style-name="P21">Capacité à régénérer n'importe quelle partie de son corps. Ce pouvoir ne fonctionne que sur votre corps et non pas sur autrui. Vous pouvez vous reconstruire votre bras, par exemple, le processus sera simplement plus long que pour une blessure mineure.</text:p>
      <text:p text:style-name="P21"/>
      <text:p text:style-name="P27"><text:span text:style-name="T6"><text:tab/></text:span>Respiration Sous-marine</text:p>
      <text:p text:style-name="P21">Respirer sous l'eau sans branchies.</text:p>
      <text:p text:style-name="P21"/>
      <text:p text:style-name="P27"><text:span text:style-name="T6"><text:tab/></text:span>Sacrifice des sens</text:p>
      <text:p text:style-name="P21">Permet de sacrifier totalement quatre sens au profit du cinquième qui en est décuplé.</text:p>
      <text:p text:style-name="P21"/>
      <text:p text:style-name="P27"><text:span text:style-name="T6"><text:tab/></text:span>Sirène</text:p>
      <text:p text:style-name="P21">Au contact de l’eau, le corps se transforme en corps de sirène / triton.</text:p>
      <text:p text:style-name="P21"/>
      <text:p text:style-name="P27"><text:span text:style-name="T6"><text:tab/></text:span>Spiderman</text:p>
      <text:p text:style-name="P21">Capacités d’une araignée appliquées à l’homme. Plus exactement, capacité de créer de la toile ou d'adhérer un peu aux murs.</text:p>
      <text:p text:style-name="P21"/>
      <text:p text:style-name="P27"><text:span text:style-name="T6"><text:tab/></text:span>Vitesse sur-développée</text:p>
      <text:p text:style-name="P21">Mouvements capables de s'exécuter bien plus rapidement qu’un être humain.</text:p>
      <text:p text:style-name="P21"/>
      <text:p text:style-name="P21"/>
      <text:p text:style-name="P20">E – Des cristaux spatiaux-temporels</text:p>
      <text:p text:style-name="P21"/>
      <text:p text:style-name="P27"><text:span text:style-name="T6"><text:tab/></text:span>Arrêt sur image</text:p>
      <text:p text:style-name="P21">Création d'une zone délimitée par le détenteur où le temps s'arrête momentanément. On ne peut pas y rentrer tant que c'est actif ni en sortir.</text:p>
      <text:p text:style-name="P21"/>
      <text:p text:style-name="P27"><text:span text:style-name="T6"><text:tab/></text:span>Anti-magie</text:p>
      <text:p text:style-name="P21"><text:span text:style-name="T12">Effets et pouvoirs magiques cessent de fonctionner dans une aire d’antimagie. L’antimagie ne fait pas disparaître la magie des cristaux, elle la réprime seulement. Cela signifie que les sorts et les pouvoirs magiques recommencent à faire effet dès que l’aire d’antimagie disparaît ou se déplace.</text:span> </text:p>
      <text:p text:style-name="P21"/>
      <text:p text:style-name="P27"><text:span text:style-name="T6"><text:tab/></text:span>Bouclier Psychique</text:p>
      <text:p text:style-name="P21">Création d'un bouclier invisible d'une taille spécifique capable de protéger des chocs non-magiques. Plus l'impact est puissant, plus le bouclier est difficile à tenir pour le détenteur du don.</text:p>
      <text:p text:style-name="P21"><text:soft-page-break/></text:p>
      <text:p text:style-name="P27"><text:span text:style-name="T6"><text:tab/></text:span>Champ de Force</text:p>
      <text:p text:style-name="P21">Génère une barrière protectrice permettant au détenteur du don de parer toute magie offensive.</text:p>
      <text:p text:style-name="P21"/>
      <text:p text:style-name="P27"><text:span text:style-name="T6"><text:tab/></text:span>Contrôle de l'Age</text:p>
      <text:p text:style-name="P21">Permet de contrôler votre âge ou l'âge d'une personne pour un laps de temps relativement long selon la maîtrise.</text:p>
      <text:p text:style-name="P21"/>
      <text:p text:style-name="P27"><text:span text:style-name="T6"><text:tab/></text:span>Distorsion spatiale</text:p>
      <text:p text:style-name="P21">Peut créer une zone où l'espace est plié à la volonté du détenteur, modifier les dimensions d'un objet ou d'un être ciblé et inverser les directions. Cependant, les cibles ne ressentent les effets que tant qu'elles sont dans la zone.</text:p>
      <text:p text:style-name="P21"/>
      <text:p text:style-name="P27"><text:span text:style-name="T6"><text:tab/></text:span>Écrire le futur</text:p>
      <text:p text:style-name="P21">Modifier le futur très proche par l'intermédiaire d'un stylo, plume... vous pouvez par exemple écrire que votre chat se cassera la gueule dans les escaliers dans la minute qui suit.</text:p>
      <text:p text:style-name="P21"/>
      <text:p text:style-name="P27"><text:span text:style-name="T6"><text:tab/></text:span>Échangeur de place</text:p>
      <text:p text:style-name="P21">Échange la place géographique de deux personnes.</text:p>
      <text:p text:style-name="P21"/>
      <text:p text:style-name="P27"><text:span text:style-name="T6"><text:tab/></text:span>Immortalité temporelle</text:p>
      <text:p text:style-name="P21">Le corps ne peut pas vieillir, il passe les époques sans une ride. L'utilisateur peut néanmoins se faire tuer mais pas mourir de maladie.</text:p>
      <text:p text:style-name="P21"/>
      <text:p text:style-name="P27"><text:span text:style-name="T6"><text:tab/></text:span>Passe Muraille</text:p>
      <text:p text:style-name="P21">Capacité de se rendre intangible et de traverser les matières.</text:p>
      <text:p text:style-name="P21"/>
      <text:p text:style-name="P27"><text:span text:style-name="T6"><text:tab/></text:span>Portail</text:p>
      <text:p text:style-name="P21">Génère deux portail, pouvant passer de l'un à l'autre sans réel soucis. Différence avec la téléportation.</text:p>
      <text:p text:style-name="P21"/>
      <text:p text:style-name="P27"><text:span text:style-name="T6"><text:tab/></text:span>Save and Reload</text:p>
      <text:p text:style-name="P21">Ce pouvoir permet, à l'aide d'un totem, de créer un Save-Point et d'y revenir en conservant vos souvenirs, le tout en retrouvant votre corps tel qu'il était au moment de la sauvegarde. Attention néanmoins : si votre totem se retrouve endommagé entre temps, la sauvegarde ne fonctionnera plus. Aussi, même avec une maîtrise parfaite, la sauvegarde ne peut excéder 2 jours. Enfin, vous ne pouvez pas créer plusieurs Save-Point: la sauvegarde la plus récente supprimera toujours la précédente.</text:p>
      <text:p text:style-name="P21"/>
      <text:p text:style-name="P27"><text:span text:style-name="T6"><text:tab/></text:span>Téléportation</text:p>
      <text:p text:style-name="P21">Permet de se téléporter à X endroit rapidement.</text:p>
      <text:p text:style-name="P21"/>
      <text:p text:style-name="P27"><text:span text:style-name="T6"><text:tab/></text:span>Transposition des objets</text:p>
      <text:p text:style-name="P21">Permet de trans-positionner un objet d'un point A à un point B.</text:p>
      <text:p text:style-name="P21"/>
      <text:p text:style-name="P21"/>
      <text:p text:style-name="P21"><text:soft-page-break/></text:p>
      <text:p text:style-name="P27"><text:span text:style-name="T6"><text:tab/></text:span>Vide parallèle</text:p>
      <text:p text:style-name="P21">Création de monde vide, où seul le détenteur du don peut pénétrer.</text:p>
      <text:p text:style-name="P21"/>
      <text:p text:style-name="P27"><text:span text:style-name="T6"><text:tab/></text:span>Voyage à travers les miroirs</text:p>
      <text:p text:style-name="P21">Passer d'un miroir à un autre.</text:p>
      <text:p text:style-name="P21"/>
      <text:p text:style-name="P21"/>
      <text:p text:style-name="P20">F – Des cristaux spéciaux</text:p>
      <text:p text:style-name="P21"/>
      <text:p text:style-name="P27"><text:span text:style-name="T6"><text:tab/></text:span>Entrave</text:p>
      <text:p text:style-name="P21">Permet d'immobiliser une personne ou un objet grâce a des liens magiques.</text:p>
      <text:p text:style-name="P21"/>
      <text:p text:style-name="P27"><text:span text:style-name="T6"><text:tab/></text:span>Explosion</text:p>
      <text:p text:style-name="P21">Permet de faire exploser n’importe quel élément. Il peut s'agir d'un objet ou même des vêtements que porte une personne.</text:p>
      <text:p text:style-name="P21"/>
      <text:p text:style-name="P27"><text:span text:style-name="T6"><text:tab/></text:span>Vol de Vitalité</text:p>
      <text:p text:style-name="P21">Capacité d’absorber l’énergie (les points de vie) d’un être vivant, le privant de la sienne au fur et à mesure.</text:p>
      <text:p text:style-name="P21"/>
      <text:p text:style-name="P27"><text:span text:style-name="T6"><text:tab/></text:span>Renvoi-dégâts</text:p>
      <text:p text:style-name="P21">Lorsqu'on utilise son pouvoir sur une personne contrôlant ce pouvoir là, celui-ci, s'il active son pouvoir au bon moment, vous en renvoie les effets.</text:p>
      <text:p text:style-name="P21"/>
      <text:p text:style-name="P27"><text:span text:style-name="T6"><text:tab/></text:span>Rotting flesh</text:p>
      <text:p text:style-name="P21">Putréfaction des membres, permet de faire pourrir un corps, un membre ou simplement une parcelle de peau, pendant une durée limitée ou jusqu'à la mort de la victime.</text:p>
      <text:p text:style-name="P21"/>
      <text:p text:style-name="P27"><text:span text:style-name="T6"><text:tab/></text:span>Sacrifice</text:p>
      <text:p text:style-name="P21">Transfère les blessures et la douleur d'une personne jusqu'au possesseur. La cible doit être dans le champ de vision de celui-ci.</text:p>
      <text:p text:style-name="P2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cm" fo:margin-bottom="0cm" fo:margin-left="0cm" fo:margin-right="0cm" fo:border="0.002cm solid #000000" fo:padding-top="2cm" fo:padding-bottom="1.499cm" fo:padding-left="2cm" fo:padding-right="2cm" style:shadow="none" fo:background-color="transparent" style:writing-mode="lr-tb" style:footnote-max-height="0cm">
        <style:background-image xlink:href="Pictures/10000201000009B000000DB4CA6B687A.png" xlink:type="simple" xlink:actuate="onLoad"/>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7</text:page-number></text:p>
      </style:footer>
      <style:footer-left>
        <text:p text:style-name="MP1"><text:page-number text:select-page="current">6</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14T12:03:07.92</meta:creation-date>
    <dc:date>2018-01-31T16:50:38.62</dc:date>
    <meta:editing-duration>P1DT1H14M56S</meta:editing-duration>
    <meta:editing-cycles>228</meta:editing-cycles>
    <meta:generator>OpenOffice/4.1.3$Win32 OpenOffice.org_project/413m1$Build-9783</meta:generator>
    <meta:document-statistic meta:table-count="6" meta:image-count="0" meta:object-count="0" meta:page-count="38" meta:paragraph-count="896" meta:word-count="12819" meta:character-count="81842"/>
  </office:meta>
</office:document-meta>
</file>